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consolata" svg:font-family="Inconsolata, monospace"/>
    <style:font-face style:name="Lato" svg:font-family="Lato, Helvetica, sans-serif"/>
    <style:font-face style:name="Monaco" svg:font-family="Monaco, MonacoRegular, 'Courier New', monospace"/>
    <style:font-face style:name="Roboto" svg:font-family="Roboto, sans-serif"/>
    <style:font-face style:name="SFMono-Regular" svg:font-family="SFMono-Regular, Consolas, 'Liberation Mono', Menlo, monospace"/>
    <style:font-face style:name="lucida sans unicode" svg:font-family="'lucida sans unicode', 'lucida sans', 'lucida grande', Malayalam, Verdana, sans-serif"/>
    <style:font-face style:name="sans-serif" svg:font-family="sans-serif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011" officeooo:paragraph-rsid="0008d011"/>
    </style:style>
    <style:style style:name="P2" style:family="paragraph" style:parent-style-name="Standard">
      <style:text-properties officeooo:rsid="0008ee60" officeooo:paragraph-rsid="0008ee60"/>
    </style:style>
    <style:style style:name="P3" style:family="paragraph" style:parent-style-name="Standard">
      <style:text-properties officeooo:rsid="000c90cd" officeooo:paragraph-rsid="000c90cd"/>
    </style:style>
    <style:style style:name="P4" style:family="paragraph" style:parent-style-name="Standard">
      <style:text-properties officeooo:rsid="000ffbe0" officeooo:paragraph-rsid="000ffbe0"/>
    </style:style>
    <style:style style:name="P5" style:family="paragraph" style:parent-style-name="Standard">
      <style:text-properties officeooo:rsid="00111eac" officeooo:paragraph-rsid="00111eac"/>
    </style:style>
    <style:style style:name="P6" style:family="paragraph" style:parent-style-name="Standard">
      <style:text-properties officeooo:rsid="00116790" officeooo:paragraph-rsid="00116790"/>
    </style:style>
    <style:style style:name="P7" style:family="paragraph" style:parent-style-name="Standard">
      <style:text-properties officeooo:rsid="0013233c" officeooo:paragraph-rsid="0013233c"/>
    </style:style>
    <style:style style:name="P8" style:family="paragraph" style:parent-style-name="Standard">
      <style:text-properties officeooo:rsid="00132ada" officeooo:paragraph-rsid="00132ada"/>
    </style:style>
    <style:style style:name="P9" style:family="paragraph" style:parent-style-name="Standard">
      <style:text-properties officeooo:rsid="0014b765" officeooo:paragraph-rsid="0014b765"/>
    </style:style>
    <style:style style:name="P10" style:family="paragraph" style:parent-style-name="Standard">
      <style:text-properties officeooo:rsid="00160231" officeooo:paragraph-rsid="00160231"/>
    </style:style>
    <style:style style:name="P11" style:family="paragraph" style:parent-style-name="Standard">
      <style:text-properties fo:font-style="italic" officeooo:rsid="00160231" officeooo:paragraph-rsid="00160231" style:font-style-asian="italic" style:font-style-complex="italic"/>
    </style:style>
    <style:style style:name="P12" style:family="paragraph" style:parent-style-name="Standard">
      <style:text-properties fo:font-style="italic" officeooo:rsid="00175372" officeooo:paragraph-rsid="00175372" style:font-style-asian="italic" style:font-style-complex="italic"/>
    </style:style>
    <style:style style:name="P13" style:family="paragraph" style:parent-style-name="Standard">
      <style:text-properties fo:font-style="italic" officeooo:rsid="001a0955" officeooo:paragraph-rsid="001a0955" style:font-style-asian="italic" style:font-style-complex="italic"/>
    </style:style>
    <style:style style:name="P14" style:family="paragraph" style:parent-style-name="Standard">
      <style:text-properties fo:font-style="italic" officeooo:rsid="001c0457" officeooo:paragraph-rsid="001c0457" style:font-style-asian="italic" style:font-style-complex="italic"/>
    </style:style>
    <style:style style:name="P15" style:family="paragraph" style:parent-style-name="Standard">
      <style:text-properties fo:font-style="italic" officeooo:rsid="001c58c5" officeooo:paragraph-rsid="001c58c5" style:font-style-asian="italic" style:font-style-complex="italic"/>
    </style:style>
    <style:style style:name="P16" style:family="paragraph" style:parent-style-name="Standard">
      <style:text-properties fo:font-style="italic" officeooo:rsid="001e1b91" officeooo:paragraph-rsid="001e1b91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italic" officeooo:rsid="002375c1" officeooo:paragraph-rsid="0021ac9f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tyle="italic" officeooo:rsid="002375c1" officeooo:paragraph-rsid="0023af75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tyle="italic" officeooo:rsid="002375c1" officeooo:paragraph-rsid="0024e430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tyle="italic" officeooo:rsid="002375c1" officeooo:paragraph-rsid="00252092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tyle="italic" officeooo:rsid="002375c1" officeooo:paragraph-rsid="002544ee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style="italic" officeooo:rsid="002375c1" officeooo:paragraph-rsid="00259f58" style:font-style-asian="italic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style="italic" officeooo:rsid="002375c1" officeooo:paragraph-rsid="002777b2" style:font-style-asian="italic" style:font-style-complex="italic"/>
    </style:style>
    <style:style style:name="P24" style:family="paragraph" style:parent-style-name="Standard">
      <style:paragraph-properties fo:text-align="start" style:justify-single-word="false"/>
      <style:text-properties fo:font-style="italic" officeooo:rsid="002375c1" officeooo:paragraph-rsid="0027859d" style:font-style-asian="italic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tyle="italic" officeooo:rsid="002375c1" officeooo:paragraph-rsid="002a0d4a" style:font-style-asian="italic" style:font-style-complex="italic"/>
    </style:style>
    <style:style style:name="P26" style:family="paragraph" style:parent-style-name="Standard">
      <style:paragraph-properties fo:text-align="start" style:justify-single-word="false"/>
      <style:text-properties fo:font-style="italic" officeooo:rsid="002375c1" officeooo:paragraph-rsid="002aeebd" style:font-style-asian="italic" style:font-style-complex="italic"/>
    </style:style>
    <style:style style:name="P27" style:family="paragraph" style:parent-style-name="Standard">
      <style:paragraph-properties fo:text-align="start" style:justify-single-word="false"/>
      <style:text-properties fo:font-style="italic" officeooo:rsid="002375c1" officeooo:paragraph-rsid="002bb31d" style:font-style-asian="italic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style="italic" officeooo:rsid="002375c1" officeooo:paragraph-rsid="002cc83b" style:font-style-asian="italic" style:font-style-complex="italic"/>
    </style:style>
    <style:style style:name="P29" style:family="paragraph" style:parent-style-name="Standard">
      <style:paragraph-properties fo:text-align="start" style:justify-single-word="false"/>
      <style:text-properties fo:font-style="italic" officeooo:rsid="002375c1" officeooo:paragraph-rsid="002e7ecc" style:font-style-asian="italic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tyle="italic" officeooo:rsid="002375c1" officeooo:paragraph-rsid="002f4f04" style:font-style-asian="italic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tyle="italic" officeooo:rsid="002375c1" officeooo:paragraph-rsid="0031b41b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style="italic" officeooo:rsid="002375c1" officeooo:paragraph-rsid="003221c9" style:font-style-asian="italic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style="italic" officeooo:rsid="002375c1" officeooo:paragraph-rsid="003223ec" style:font-style-asian="italic" style:font-style-complex="italic"/>
    </style:style>
    <style:style style:name="P34" style:family="paragraph" style:parent-style-name="Standard">
      <style:paragraph-properties fo:text-align="start" style:justify-single-word="false"/>
      <style:text-properties fo:font-style="italic" officeooo:rsid="002375c1" officeooo:paragraph-rsid="003354c8" style:font-style-asian="italic" style:font-style-complex="italic"/>
    </style:style>
    <style:style style:name="P35" style:family="paragraph" style:parent-style-name="Standard">
      <style:paragraph-properties fo:text-align="start" style:justify-single-word="false"/>
      <style:text-properties fo:font-style="italic" officeooo:rsid="002375c1" officeooo:paragraph-rsid="0033c550" style:font-style-asian="italic" style:font-style-complex="italic"/>
    </style:style>
    <style:style style:name="P36" style:family="paragraph" style:parent-style-name="Standard">
      <style:paragraph-properties fo:text-align="start" style:justify-single-word="false"/>
      <style:text-properties fo:font-style="italic" officeooo:rsid="002375c1" officeooo:paragraph-rsid="00347b21" style:font-style-asian="italic" style:font-style-complex="italic"/>
    </style:style>
    <style:style style:name="P37" style:family="paragraph" style:parent-style-name="Standard">
      <style:paragraph-properties fo:text-align="start" style:justify-single-word="false"/>
      <style:text-properties fo:font-style="italic" officeooo:rsid="002375c1" officeooo:paragraph-rsid="00366fce" style:font-style-asian="italic" style:font-style-complex="italic"/>
    </style:style>
    <style:style style:name="P38" style:family="paragraph" style:parent-style-name="Standard">
      <style:paragraph-properties fo:text-align="start" style:justify-single-word="false"/>
      <style:text-properties fo:font-style="italic" officeooo:rsid="002375c1" officeooo:paragraph-rsid="0036af00" style:font-style-asian="italic" style:font-style-complex="italic"/>
    </style:style>
    <style:style style:name="P39" style:family="paragraph" style:parent-style-name="Standard">
      <style:paragraph-properties fo:text-align="start" style:justify-single-word="false"/>
      <style:text-properties fo:font-style="italic" officeooo:rsid="002375c1" officeooo:paragraph-rsid="003804e2" style:font-style-asian="italic" style:font-style-complex="italic"/>
    </style:style>
    <style:style style:name="P40" style:family="paragraph" style:parent-style-name="Standard">
      <style:paragraph-properties fo:text-align="start" style:justify-single-word="false"/>
      <style:text-properties fo:font-style="italic" officeooo:rsid="002375c1" officeooo:paragraph-rsid="0038f641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font-style="italic" officeooo:rsid="002375c1" officeooo:paragraph-rsid="003901e6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tyle="italic" officeooo:rsid="002375c1" officeooo:paragraph-rsid="003aebfd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tyle="italic" officeooo:rsid="002375c1" officeooo:paragraph-rsid="003b7c4c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font-style="italic" officeooo:rsid="002375c1" officeooo:paragraph-rsid="003d35a2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fo:font-style="italic" officeooo:rsid="002375c1" officeooo:paragraph-rsid="003dbdef" style:font-style-asian="italic" style:font-style-complex="italic"/>
    </style:style>
    <style:style style:name="P46" style:family="paragraph" style:parent-style-name="Standard">
      <style:paragraph-properties fo:text-align="start" style:justify-single-word="false"/>
      <style:text-properties fo:font-style="italic" officeooo:rsid="002375c1" officeooo:paragraph-rsid="003e0fe5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style="italic" officeooo:rsid="002375c1" officeooo:paragraph-rsid="003e7825" style:font-style-asian="italic" style:font-style-complex="italic"/>
    </style:style>
    <style:style style:name="P48" style:family="paragraph" style:parent-style-name="Standard">
      <style:paragraph-properties fo:text-align="start" style:justify-single-word="false"/>
      <style:text-properties fo:font-style="italic" officeooo:rsid="002375c1" officeooo:paragraph-rsid="0040599f" style:font-style-asian="italic" style:font-style-complex="italic"/>
    </style:style>
    <style:style style:name="P49" style:family="paragraph" style:parent-style-name="Standard">
      <style:paragraph-properties fo:text-align="start" style:justify-single-word="false"/>
      <style:text-properties fo:font-style="italic" officeooo:rsid="002375c1" officeooo:paragraph-rsid="0041c5a5" style:font-style-asian="italic" style:font-style-complex="italic"/>
    </style:style>
    <style:style style:name="P50" style:family="paragraph" style:parent-style-name="Standard">
      <style:paragraph-properties fo:text-align="start" style:justify-single-word="false"/>
      <style:text-properties fo:font-style="italic" officeooo:rsid="002375c1" officeooo:paragraph-rsid="0042f846" style:font-style-asian="italic" style:font-style-complex="italic"/>
    </style:style>
    <style:style style:name="P51" style:family="paragraph" style:parent-style-name="Standard">
      <style:paragraph-properties fo:text-align="start" style:justify-single-word="false"/>
      <style:text-properties fo:font-style="italic" officeooo:rsid="002375c1" officeooo:paragraph-rsid="00439ac3" style:font-style-asian="italic" style:font-style-complex="italic"/>
    </style:style>
    <style:style style:name="P52" style:family="paragraph" style:parent-style-name="Standard">
      <style:paragraph-properties fo:text-align="start" style:justify-single-word="false"/>
      <style:text-properties fo:font-style="italic" officeooo:rsid="002375c1" officeooo:paragraph-rsid="00460f76" style:font-style-asian="italic" style:font-style-complex="italic"/>
    </style:style>
    <style:style style:name="P53" style:family="paragraph" style:parent-style-name="Standard">
      <style:paragraph-properties fo:text-align="start" style:justify-single-word="false"/>
      <style:text-properties fo:font-style="italic" officeooo:rsid="002375c1" officeooo:paragraph-rsid="00466c96" style:font-style-asian="italic" style:font-style-complex="italic"/>
    </style:style>
    <style:style style:name="P54" style:family="paragraph" style:parent-style-name="Standard">
      <style:paragraph-properties fo:text-align="start" style:justify-single-word="false"/>
      <style:text-properties fo:font-style="italic" officeooo:rsid="002375c1" officeooo:paragraph-rsid="0046f951" style:font-style-asian="italic" style:font-style-complex="italic"/>
    </style:style>
    <style:style style:name="P55" style:family="paragraph" style:parent-style-name="Standard">
      <style:paragraph-properties fo:text-align="start" style:justify-single-word="false"/>
      <style:text-properties fo:font-style="italic" officeooo:rsid="002375c1" officeooo:paragraph-rsid="0048d7a7" style:font-style-asian="italic" style:font-style-complex="italic"/>
    </style:style>
    <style:style style:name="P56" style:family="paragraph" style:parent-style-name="Standard">
      <style:paragraph-properties fo:text-align="start" style:justify-single-word="false"/>
      <style:text-properties fo:font-style="italic" officeooo:rsid="002375c1" officeooo:paragraph-rsid="004a81a9" style:font-style-asian="italic" style:font-style-complex="italic"/>
    </style:style>
    <style:style style:name="P57" style:family="paragraph" style:parent-style-name="Standard">
      <style:paragraph-properties fo:text-align="start" style:justify-single-word="false"/>
      <style:text-properties fo:font-style="italic" officeooo:rsid="002375c1" officeooo:paragraph-rsid="004c8900" style:font-style-asian="italic" style:font-style-complex="italic"/>
    </style:style>
    <style:style style:name="P58" style:family="paragraph" style:parent-style-name="Standard">
      <style:paragraph-properties fo:text-align="start" style:justify-single-word="false"/>
      <style:text-properties fo:font-style="italic" officeooo:rsid="002375c1" officeooo:paragraph-rsid="004db0a1" style:font-style-asian="italic" style:font-style-complex="italic"/>
    </style:style>
    <style:style style:name="P59" style:family="paragraph" style:parent-style-name="Standard">
      <style:paragraph-properties fo:text-align="start" style:justify-single-word="false"/>
      <style:text-properties fo:font-style="italic" officeooo:rsid="002375c1" officeooo:paragraph-rsid="004e156f" style:font-style-asian="italic" style:font-style-complex="italic"/>
    </style:style>
    <style:style style:name="P60" style:family="paragraph" style:parent-style-name="Standard">
      <style:paragraph-properties fo:text-align="start" style:justify-single-word="false"/>
      <style:text-properties fo:font-style="italic" officeooo:rsid="002375c1" officeooo:paragraph-rsid="005001d6" style:font-style-asian="italic" style:font-style-complex="italic"/>
    </style:style>
    <style:style style:name="P61" style:family="paragraph" style:parent-style-name="Standard">
      <style:paragraph-properties fo:text-align="start" style:justify-single-word="false"/>
      <style:text-properties fo:font-style="italic" officeooo:rsid="002375c1" officeooo:paragraph-rsid="0051c87f" style:font-style-asian="italic" style:font-style-complex="italic"/>
    </style:style>
    <style:style style:name="P62" style:family="paragraph" style:parent-style-name="Standard">
      <style:paragraph-properties fo:text-align="start" style:justify-single-word="false"/>
      <style:text-properties fo:font-style="italic" officeooo:rsid="002375c1" officeooo:paragraph-rsid="00522780" style:font-style-asian="italic" style:font-style-complex="italic"/>
    </style:style>
    <style:style style:name="P63" style:family="paragraph" style:parent-style-name="Standard">
      <style:paragraph-properties fo:text-align="start" style:justify-single-word="false"/>
      <style:text-properties fo:font-style="italic" officeooo:rsid="002375c1" officeooo:paragraph-rsid="0053d238" style:font-style-asian="italic" style:font-style-complex="italic"/>
    </style:style>
    <style:style style:name="P64" style:family="paragraph" style:parent-style-name="Standard">
      <style:paragraph-properties fo:text-align="start" style:justify-single-word="false"/>
      <style:text-properties fo:font-style="italic" officeooo:rsid="002375c1" officeooo:paragraph-rsid="00546ce2" style:font-style-asian="italic" style:font-style-complex="italic"/>
    </style:style>
    <style:style style:name="P65" style:family="paragraph" style:parent-style-name="Standard">
      <style:paragraph-properties fo:text-align="start" style:justify-single-word="false"/>
      <style:text-properties fo:font-style="italic" officeooo:rsid="002375c1" officeooo:paragraph-rsid="00565c5e" style:font-style-asian="italic" style:font-style-complex="italic"/>
    </style:style>
    <style:style style:name="P66" style:family="paragraph" style:parent-style-name="Standard">
      <style:paragraph-properties fo:text-align="start" style:justify-single-word="false"/>
      <style:text-properties fo:font-style="italic" officeooo:rsid="002375c1" officeooo:paragraph-rsid="0056ef51" style:font-style-asian="italic" style:font-style-complex="italic"/>
    </style:style>
    <style:style style:name="P67" style:family="paragraph" style:parent-style-name="Standard">
      <style:paragraph-properties fo:text-align="start" style:justify-single-word="false"/>
      <style:text-properties fo:font-style="italic" officeooo:rsid="002375c1" officeooo:paragraph-rsid="0058141e" style:font-style-asian="italic" style:font-style-complex="italic"/>
    </style:style>
    <style:style style:name="P68" style:family="paragraph" style:parent-style-name="Standard">
      <style:paragraph-properties fo:text-align="start" style:justify-single-word="false"/>
      <style:text-properties fo:font-style="italic" officeooo:rsid="002375c1" officeooo:paragraph-rsid="005a8965" style:font-style-asian="italic" style:font-style-complex="italic"/>
    </style:style>
    <style:style style:name="P69" style:family="paragraph" style:parent-style-name="Standard">
      <style:paragraph-properties fo:text-align="center" style:justify-single-word="false"/>
      <style:text-properties fo:font-style="italic" officeooo:rsid="002375c1" officeooo:paragraph-rsid="003e7825" style:font-style-asian="italic" style:font-style-complex="italic"/>
    </style:style>
    <style:style style:name="P70" style:family="paragraph" style:parent-style-name="Standard">
      <style:paragraph-properties fo:text-align="center" style:justify-single-word="false"/>
      <style:text-properties fo:font-style="italic" officeooo:rsid="002375c1" officeooo:paragraph-rsid="0041c5a5" style:font-style-asian="italic" style:font-style-complex="italic"/>
    </style:style>
    <style:style style:name="P71" style:family="paragraph" style:parent-style-name="Standard">
      <style:paragraph-properties fo:text-align="center" style:justify-single-word="false"/>
      <style:text-properties fo:font-style="italic" officeooo:rsid="002375c1" officeooo:paragraph-rsid="00460f76" style:font-style-asian="italic" style:font-style-complex="italic"/>
    </style:style>
    <style:style style:name="P72" style:family="paragraph" style:parent-style-name="Standard">
      <style:paragraph-properties fo:text-align="center" style:justify-single-word="false"/>
      <style:text-properties fo:font-style="italic" officeooo:rsid="002375c1" officeooo:paragraph-rsid="004db0a1" style:font-style-asian="italic" style:font-style-complex="italic"/>
    </style:style>
    <style:style style:name="P73" style:family="paragraph" style:parent-style-name="Standard">
      <style:paragraph-properties fo:text-align="center" style:justify-single-word="false"/>
      <style:text-properties fo:font-style="italic" officeooo:rsid="002375c1" officeooo:paragraph-rsid="004e156f" style:font-style-asian="italic" style:font-style-complex="italic"/>
    </style:style>
    <style:style style:name="P74" style:family="paragraph" style:parent-style-name="Standard">
      <style:paragraph-properties fo:text-align="center" style:justify-single-word="false"/>
      <style:text-properties fo:font-style="italic" officeooo:rsid="002375c1" officeooo:paragraph-rsid="0053d238" style:font-style-asian="italic" style:font-style-complex="italic"/>
    </style:style>
    <style:style style:name="P75" style:family="paragraph" style:parent-style-name="Standard">
      <style:paragraph-properties fo:text-align="center" style:justify-single-word="false"/>
      <style:text-properties fo:font-style="italic" officeooo:rsid="002375c1" officeooo:paragraph-rsid="005c25d3" style:font-style-asian="italic" style:font-style-complex="italic"/>
    </style:style>
    <style:style style:name="P76" style:family="paragraph" style:parent-style-name="Standard">
      <style:paragraph-properties fo:text-align="center" style:justify-single-word="false"/>
      <style:text-properties fo:font-style="italic" officeooo:rsid="002375c1" officeooo:paragraph-rsid="002777b2" style:font-style-asian="italic" style:font-style-complex="italic"/>
    </style:style>
    <style:style style:name="P77" style:family="paragraph" style:parent-style-name="Standard">
      <style:paragraph-properties fo:text-align="start" style:justify-single-word="false"/>
      <style:text-properties fo:font-style="italic" officeooo:rsid="005906f7" officeooo:paragraph-rsid="005906f7" style:font-style-asian="italic" style:font-style-complex="italic"/>
    </style:style>
    <style:style style:name="P78" style:family="paragraph" style:parent-style-name="Standard">
      <style:paragraph-properties fo:text-align="start" style:justify-single-word="false"/>
      <style:text-properties fo:font-style="italic" officeooo:rsid="005998e1" officeooo:paragraph-rsid="005998e1" style:font-style-asian="italic" style:font-style-complex="italic"/>
    </style:style>
    <style:style style:name="P79" style:family="paragraph" style:parent-style-name="Standard">
      <style:paragraph-properties fo:text-align="center" style:justify-single-word="false"/>
      <style:text-properties fo:font-style="italic" officeooo:rsid="005998e1" officeooo:paragraph-rsid="005998e1" style:font-style-asian="italic" style:font-style-complex="italic"/>
    </style:style>
    <style:style style:name="P80" style:family="paragraph" style:parent-style-name="Standard">
      <style:text-properties officeooo:paragraph-rsid="00160231"/>
    </style:style>
    <style:style style:name="P81" style:family="paragraph" style:parent-style-name="Standard">
      <style:text-properties officeooo:rsid="00175372" officeooo:paragraph-rsid="00175372"/>
    </style:style>
    <style:style style:name="P82" style:family="paragraph" style:parent-style-name="Standard">
      <style:text-properties officeooo:rsid="0023fa0f" officeooo:paragraph-rsid="0021ac9f"/>
    </style:style>
    <style:style style:name="P83" style:family="paragraph" style:parent-style-name="Standard">
      <style:text-properties officeooo:paragraph-rsid="0021ac9f"/>
    </style:style>
    <style:style style:name="P84" style:family="paragraph" style:parent-style-name="Standard">
      <style:text-properties officeooo:rsid="0021ac9f" officeooo:paragraph-rsid="0021ac9f"/>
    </style:style>
    <style:style style:name="P85" style:family="paragraph" style:parent-style-name="Standard">
      <style:paragraph-properties fo:text-align="center" style:justify-single-word="false"/>
      <style:text-properties fo:font-size="15pt" fo:font-style="italic" officeooo:rsid="005a8965" officeooo:paragraph-rsid="005a8965" style:font-size-asian="15pt" style:font-style-asian="italic" style:font-size-complex="15pt" style:font-style-complex="italic"/>
    </style:style>
    <style:style style:name="P86" style:family="paragraph" style:parent-style-name="Standard">
      <style:paragraph-properties fo:text-align="start" style:justify-single-word="false"/>
      <style:text-properties officeooo:rsid="002375c1" officeooo:paragraph-rsid="0060298e"/>
    </style:style>
    <style:style style:name="P87" style:family="paragraph" style:parent-style-name="Preformatted_20_Text">
      <style:paragraph-properties fo:text-align="start" style:justify-single-word="false"/>
      <style:text-properties fo:font-style="italic" officeooo:rsid="002375c1" officeooo:paragraph-rsid="0053d238" style:font-style-asian="italic" style:font-style-complex="italic"/>
    </style:style>
    <style:style style:name="P88" style:family="paragraph" style:parent-style-name="Preformatted_20_Text">
      <style:text-properties officeooo:paragraph-rsid="00546ce2"/>
    </style:style>
    <style:style style:name="P89" style:family="paragraph" style:parent-style-name="Preformatted_20_Text">
      <style:paragraph-properties fo:margin-top="0cm" fo:margin-bottom="0.499cm" loext:contextual-spacing="false"/>
    </style:style>
    <style:style style:name="P90" style:family="paragraph" style:parent-style-name="Preformatted_20_Text">
      <style:paragraph-properties fo:margin-top="0cm" fo:margin-bottom="0.499cm" loext:contextual-spacing="false"/>
      <style:text-properties officeooo:rsid="00546ce2" officeooo:paragraph-rsid="00546ce2"/>
    </style:style>
    <style:style style:name="P91" style:family="paragraph" style:parent-style-name="Preformatted_20_Text">
      <style:paragraph-properties fo:margin-top="0cm" fo:margin-bottom="0.499cm" loext:contextual-spacing="false" fo:text-align="center" style:justify-single-word="false"/>
      <style:text-properties officeooo:rsid="00565c5e" officeooo:paragraph-rsid="00565c5e"/>
    </style:style>
    <style:style style:name="P9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tyle="italic" style:text-underline-style="solid" style:text-underline-width="auto" style:text-underline-color="font-color" officeooo:rsid="001afbf7" officeooo:paragraph-rsid="005a8965" fo:background-color="transparent" style:font-style-asian="italic" style:font-style-complex="italic"/>
    </style:style>
    <style:style style:name="P9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tyle="italic" style:text-underline-style="solid" style:text-underline-width="auto" style:text-underline-color="font-color" officeooo:rsid="001afbf7" officeooo:paragraph-rsid="005c25d3" fo:background-color="transparent" style:font-style-asian="italic" style:font-style-complex="italic"/>
    </style:style>
    <style:style style:name="P9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tyle="italic" style:text-underline-style="solid" style:text-underline-width="auto" style:text-underline-color="font-color" officeooo:rsid="001afbf7" officeooo:paragraph-rsid="0060298e" fo:background-color="transparent" style:font-style-asian="italic" style:font-style-complex="italic"/>
    </style:style>
    <style:style style:name="P9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tyle="italic" style:text-underline-style="solid" style:text-underline-width="auto" style:text-underline-color="font-color" officeooo:rsid="002375c1" officeooo:paragraph-rsid="0060298e" fo:background-color="transparent" style:font-style-asian="italic" style:font-style-complex="italic"/>
    </style:style>
    <style:style style:name="P96" style:family="paragraph" style:parent-style-name="Standard" style:list-style-name="L1">
      <style:text-properties fo:font-style="italic" officeooo:rsid="00175372" officeooo:paragraph-rsid="00175372" style:font-style-asian="italic" style:font-style-complex="italic"/>
    </style:style>
    <style:style style:name="P97" style:family="paragraph" style:parent-style-name="Standard" style:list-style-name="L2">
      <style:paragraph-properties fo:text-align="start" style:justify-single-word="false"/>
      <style:text-properties fo:font-style="italic" officeooo:rsid="002375c1" officeooo:paragraph-rsid="0028452a" style:font-style-asian="italic" style:font-style-complex="italic"/>
    </style:style>
    <style:style style:name="P98" style:family="paragraph" style:parent-style-name="Standard" style:list-style-name="L2">
      <style:paragraph-properties fo:text-align="start" style:justify-single-word="false"/>
      <style:text-properties fo:font-style="italic" officeooo:rsid="002375c1" officeooo:paragraph-rsid="0027859d" style:font-style-asian="italic" style:font-style-complex="italic"/>
    </style:style>
    <style:style style:name="P99" style:family="paragraph" style:parent-style-name="Standard" style:list-style-name="L3">
      <style:paragraph-properties fo:text-align="start" style:justify-single-word="false"/>
      <style:text-properties fo:font-style="italic" officeooo:rsid="002375c1" officeooo:paragraph-rsid="003aebfd" style:font-style-asian="italic" style:font-style-complex="italic"/>
    </style:style>
    <style:style style:name="P100" style:family="paragraph" style:parent-style-name="Standard" style:list-style-name="L4">
      <style:paragraph-properties fo:text-align="start" style:justify-single-word="false"/>
      <style:text-properties fo:font-style="italic" officeooo:rsid="002375c1" officeooo:paragraph-rsid="004e156f" style:font-style-asian="italic" style:font-style-complex="italic"/>
    </style:style>
    <style:style style:name="P101" style:family="paragraph" style:parent-style-name="Standard" style:list-style-name="L5">
      <style:paragraph-properties fo:text-align="start" style:justify-single-word="false"/>
      <style:text-properties fo:font-style="italic" officeooo:rsid="005998e1" officeooo:paragraph-rsid="005998e1" style:font-style-asian="italic" style:font-style-complex="italic"/>
    </style:style>
    <style:style style:name="T1" style:family="text">
      <style:text-properties officeooo:rsid="000ad65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0231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ae61"/>
    </style:style>
    <style:style style:name="T6" style:family="text">
      <style:text-properties fo:font-variant="normal" fo:text-transform="none" fo:color="#333333" style:font-name="sans-serif" fo:font-size="12pt" fo:letter-spacing="normal" fo:font-style="normal" fo:font-weight="normal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333333" style:font-name="sans-serif" fo:font-size="12pt" fo:letter-spacing="normal" fo:font-style="normal" fo:font-weight="normal" officeooo:rsid="0020689b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333333" style:font-name="sans-serif" fo:font-size="12pt" fo:letter-spacing="normal" fo:font-style="normal" fo:font-weight="normal" officeooo:rsid="0021ac9f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333333" style:font-name="sans-serif" fo:font-size="12pt" fo:letter-spacing="normal" fo:font-style="normal" fo:font-weight="normal" officeooo:rsid="0023af75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333333" style:font-name="sans-serif" fo:font-size="12pt" fo:letter-spacing="normal" fo:font-style="normal" fo:font-weight="normal" officeooo:rsid="0024e430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333333" style:font-name="sans-serif" fo:font-size="12pt" fo:letter-spacing="normal" fo:font-style="normal" fo:font-weight="normal" officeooo:rsid="00252092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333333" style:font-name="sans-serif" fo:font-size="12pt" fo:letter-spacing="normal" fo:font-style="normal" fo:font-weight="normal" officeooo:rsid="002544e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333333" style:font-name="sans-serif" fo:font-size="12pt" fo:letter-spacing="normal" fo:font-style="normal" fo:font-weight="normal" officeooo:rsid="00259f58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333333" style:font-name="sans-serif" fo:font-size="12pt" fo:letter-spacing="normal" fo:font-style="normal" fo:font-weight="normal" officeooo:rsid="002777b2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333333" style:font-name="sans-serif" fo:font-size="12pt" fo:letter-spacing="normal" fo:font-style="normal" fo:font-weight="normal" officeooo:rsid="0027859d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333333" style:font-name="sans-serif" fo:font-size="12pt" fo:letter-spacing="normal" fo:font-style="normal" fo:font-weight="normal" officeooo:rsid="0028452a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333333" style:font-name="sans-serif" fo:font-size="12pt" fo:letter-spacing="normal" fo:font-style="normal" fo:font-weight="normal" officeooo:rsid="002a0d4a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333333" style:font-name="sans-serif" fo:font-size="12pt" fo:letter-spacing="normal" fo:font-style="normal" fo:font-weight="normal" officeooo:rsid="002aeebd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333333" style:font-name="sans-serif" fo:font-size="12pt" fo:letter-spacing="normal" fo:font-style="normal" fo:font-weight="normal" officeooo:rsid="002bb31d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333333" style:font-name="sans-serif" fo:font-size="12pt" fo:letter-spacing="normal" fo:font-style="normal" fo:font-weight="normal" officeooo:rsid="002cc83b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333333" style:font-name="sans-serif" fo:font-size="12pt" fo:letter-spacing="normal" fo:font-style="normal" fo:font-weight="normal" officeooo:rsid="002ceaf8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333333" style:font-name="sans-serif" fo:font-size="12pt" fo:letter-spacing="normal" fo:font-style="normal" fo:font-weight="normal" officeooo:rsid="002e7ecc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333333" style:font-name="sans-serif" fo:font-size="12pt" fo:letter-spacing="normal" fo:font-style="normal" fo:font-weight="normal" officeooo:rsid="002f4f04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333333" style:font-name="sans-serif" fo:font-size="12pt" fo:letter-spacing="normal" fo:font-style="normal" fo:font-weight="normal" officeooo:rsid="0031b41b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333333" style:font-name="sans-serif" fo:font-size="12pt" fo:letter-spacing="normal" fo:font-style="normal" fo:font-weight="normal" officeooo:rsid="003221c9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333333" style:font-name="sans-serif" fo:font-size="12pt" fo:letter-spacing="normal" fo:font-style="normal" fo:font-weight="normal" officeooo:rsid="003223ec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333333" style:font-name="sans-serif" fo:font-size="12pt" fo:letter-spacing="normal" fo:font-style="normal" fo:font-weight="normal" officeooo:rsid="003354c8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333333" style:font-name="sans-serif" fo:font-size="12pt" fo:letter-spacing="normal" fo:font-style="normal" fo:font-weight="normal" officeooo:rsid="0033c550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333333" style:font-name="sans-serif" fo:font-size="12pt" fo:letter-spacing="normal" fo:font-style="normal" fo:font-weight="normal" officeooo:rsid="00347b21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333333" style:font-name="sans-serif" fo:font-size="12pt" fo:letter-spacing="normal" fo:font-style="normal" fo:font-weight="normal" officeooo:rsid="00366fc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333333" style:font-name="sans-serif" fo:font-size="12pt" fo:letter-spacing="normal" fo:font-style="normal" fo:font-weight="normal" officeooo:rsid="0036af00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333333" style:font-name="sans-serif" fo:font-size="12pt" fo:letter-spacing="normal" fo:font-style="normal" fo:font-weight="normal" officeooo:rsid="003804e2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333333" style:font-name="sans-serif" fo:font-size="12pt" fo:letter-spacing="normal" fo:font-style="normal" fo:font-weight="normal" officeooo:rsid="0038f641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333333" style:font-name="sans-serif" fo:font-size="12pt" fo:letter-spacing="normal" fo:font-style="normal" fo:font-weight="normal" officeooo:rsid="003901e6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333333" style:font-name="sans-serif" fo:font-size="12pt" fo:letter-spacing="normal" fo:font-style="normal" fo:font-weight="normal" officeooo:rsid="003aebfd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333333" style:font-name="sans-serif" fo:font-size="12pt" fo:letter-spacing="normal" fo:font-style="normal" fo:font-weight="normal" officeooo:rsid="003b7c4c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333333" style:font-name="sans-serif" fo:font-size="12pt" fo:letter-spacing="normal" fo:font-style="normal" fo:font-weight="normal" officeooo:rsid="003d35a2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333333" style:font-name="sans-serif" fo:font-size="12pt" fo:letter-spacing="normal" fo:font-style="normal" fo:font-weight="normal" officeooo:rsid="003dbdef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333333" style:font-name="sans-serif" fo:font-size="12pt" fo:letter-spacing="normal" fo:font-style="normal" fo:font-weight="normal" officeooo:rsid="003e0fe5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333333" style:font-name="sans-serif" fo:font-size="12pt" fo:letter-spacing="normal" fo:font-style="normal" fo:font-weight="normal" officeooo:rsid="003e7825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fo:color="#333333" style:font-name="sans-serif" fo:font-size="12pt" fo:letter-spacing="normal" fo:font-style="normal" fo:font-weight="normal" officeooo:rsid="0040599f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333333" style:font-name="sans-serif" fo:font-size="12pt" fo:letter-spacing="normal" fo:font-style="normal" fo:font-weight="normal" officeooo:rsid="0041c5a5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333333" style:font-name="sans-serif" fo:font-size="12pt" fo:letter-spacing="normal" fo:font-style="normal" fo:font-weight="normal" officeooo:rsid="0042f846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333333" style:font-name="sans-serif" fo:font-size="12pt" fo:letter-spacing="normal" fo:font-style="normal" fo:font-weight="normal" officeooo:rsid="00439ac3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333333" style:font-name="sans-serif" fo:font-size="12pt" fo:letter-spacing="normal" fo:font-style="normal" fo:font-weight="normal" officeooo:rsid="00460f76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333333" style:font-name="sans-serif" fo:font-size="12pt" fo:letter-spacing="normal" fo:font-style="normal" fo:font-weight="normal" officeooo:rsid="00466c96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333333" style:font-name="sans-serif" fo:font-size="12pt" fo:letter-spacing="normal" fo:font-style="normal" fo:font-weight="normal" officeooo:rsid="0046f951" fo:background-color="transparent" loext:char-shading-value="0" style:font-size-asian="12pt" style:font-size-complex="12pt"/>
    </style:style>
    <style:style style:name="T48" style:family="text">
      <style:text-properties fo:font-variant="normal" fo:text-transform="none" fo:color="#333333" style:font-name="sans-serif" fo:font-size="12pt" fo:letter-spacing="normal" fo:font-style="normal" fo:font-weight="normal" officeooo:rsid="0048d7a7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fo:color="#333333" style:font-name="sans-serif" fo:font-size="12pt" fo:letter-spacing="normal" fo:font-style="normal" fo:font-weight="normal" officeooo:rsid="004a81a9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333333" style:font-name="sans-serif" fo:font-size="12pt" fo:letter-spacing="normal" fo:font-style="normal" fo:font-weight="normal" officeooo:rsid="005a8965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333333" style:font-name="sans-serif" fo:font-size="12pt" fo:letter-spacing="normal" fo:font-style="normal" fo:font-weight="normal" officeooo:rsid="001e066c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333333" style:font-name="sans-serif" fo:font-size="12pt" fo:letter-spacing="normal" fo:font-style="normal" fo:font-weight="normal" officeooo:rsid="0060298e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333333" style:font-name="sans-serif" fo:font-size="12pt" fo:letter-spacing="normal" fo:font-style="normal" fo:font-weight="bold" officeooo:rsid="003e7825" fo:background-color="transparent" loext:char-shading-value="0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fo:color="#333333" style:font-name="sans-serif" fo:font-size="12pt" fo:letter-spacing="normal" fo:font-style="normal" fo:font-weight="bold" officeooo:rsid="0041c5a5" fo:background-color="transparent" loext:char-shading-value="0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333333" style:font-name="sans-serif" fo:font-size="12pt" fo:letter-spacing="normal" fo:font-style="normal" fo:font-weight="bold" officeooo:rsid="00460f76" fo:background-color="transparent" loext:char-shading-value="0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333333" style:font-name="sans-serif" fo:font-size="12pt" fo:letter-spacing="normal" fo:font-style="normal" style:text-underline-style="none" fo:font-weight="normal" officeooo:rsid="001e066c" style:font-size-asian="12pt" style:font-size-complex="12pt"/>
    </style:style>
    <style:style style:name="T57" style:family="text">
      <style:text-properties fo:font-variant="normal" fo:text-transform="none" fo:color="#333333" style:font-name="sans-serif" fo:font-size="16pt" fo:letter-spacing="normal" fo:font-style="normal" fo:font-weight="normal" officeooo:rsid="004c8900" fo:background-color="transparent" loext:char-shading-value="0" style:font-size-asian="16pt" style:font-size-complex="16pt"/>
    </style:style>
    <style:style style:name="T58" style:family="text">
      <style:text-properties fo:font-variant="normal" fo:text-transform="none" fo:color="#333333" style:font-name="sans-serif" fo:font-size="16pt" fo:letter-spacing="normal" fo:font-style="normal" fo:font-weight="normal" officeooo:rsid="004db0a1" fo:background-color="transparent" loext:char-shading-value="0" style:font-size-asian="16pt" style:font-size-complex="16pt"/>
    </style:style>
    <style:style style:name="T59" style:family="text">
      <style:text-properties fo:font-variant="normal" fo:text-transform="none" fo:color="#333333" style:font-name="sans-serif" fo:font-size="16pt" fo:letter-spacing="normal" fo:font-style="normal" fo:font-weight="normal" officeooo:rsid="004e156f" fo:background-color="transparent" loext:char-shading-value="0" style:font-size-asian="16pt" style:font-weight-asian="normal" style:font-size-complex="16pt" style:font-weight-complex="normal"/>
    </style:style>
    <style:style style:name="T60" style:family="text">
      <style:text-properties fo:font-variant="normal" fo:text-transform="none" fo:color="#333333" style:font-name="sans-serif" fo:font-size="16pt" fo:letter-spacing="normal" fo:font-style="normal" fo:font-weight="normal" officeooo:rsid="005001d6" fo:background-color="transparent" loext:char-shading-value="0" style:font-size-asian="16pt" style:font-weight-asian="normal" style:font-size-complex="16pt" style:font-weight-complex="normal"/>
    </style:style>
    <style:style style:name="T61" style:family="text">
      <style:text-properties fo:font-variant="normal" fo:text-transform="none" fo:color="#333333" style:font-name="sans-serif" fo:font-size="16pt" fo:letter-spacing="normal" fo:font-style="normal" fo:font-weight="normal" officeooo:rsid="0051c87f" fo:background-color="transparent" loext:char-shading-value="0" style:font-size-asian="16pt" style:font-weight-asian="normal" style:font-size-complex="16pt" style:font-weight-complex="normal"/>
    </style:style>
    <style:style style:name="T62" style:family="text">
      <style:text-properties fo:font-variant="normal" fo:text-transform="none" fo:color="#333333" style:font-name="sans-serif" fo:font-size="16pt" fo:letter-spacing="normal" fo:font-style="normal" fo:font-weight="normal" officeooo:rsid="00522780" fo:background-color="transparent" loext:char-shading-value="0" style:font-size-asian="16pt" style:font-weight-asian="normal" style:font-size-complex="16pt" style:font-weight-complex="normal"/>
    </style:style>
    <style:style style:name="T63" style:family="text">
      <style:text-properties fo:font-variant="normal" fo:text-transform="none" fo:color="#333333" style:font-name="sans-serif" fo:font-size="16pt" fo:letter-spacing="normal" fo:font-style="normal" fo:font-weight="normal" officeooo:rsid="0053d238" fo:background-color="transparent" loext:char-shading-value="0" style:font-size-asian="16pt" style:font-weight-asian="normal" style:font-size-complex="16pt" style:font-weight-complex="normal"/>
    </style:style>
    <style:style style:name="T64" style:family="text">
      <style:text-properties fo:font-variant="normal" fo:text-transform="none" fo:color="#333333" style:font-name="sans-serif" fo:font-size="16pt" fo:letter-spacing="normal" fo:font-style="normal" fo:font-weight="normal" officeooo:rsid="00546ce2" fo:background-color="transparent" loext:char-shading-value="0" style:font-size-asian="16pt" style:font-weight-asian="normal" style:font-size-complex="16pt" style:font-weight-complex="normal"/>
    </style:style>
    <style:style style:name="T65" style:family="text">
      <style:text-properties fo:font-variant="normal" fo:text-transform="none" fo:color="#333333" style:font-name="sans-serif" fo:font-size="16pt" fo:letter-spacing="normal" fo:font-style="normal" fo:font-weight="normal" officeooo:rsid="00565c5e" fo:background-color="transparent" loext:char-shading-value="0" style:font-size-asian="16pt" style:font-weight-asian="normal" style:font-size-complex="16pt" style:font-weight-complex="normal"/>
    </style:style>
    <style:style style:name="T66" style:family="text">
      <style:text-properties fo:font-variant="normal" fo:text-transform="none" fo:color="#333333" style:font-name="sans-serif" fo:font-size="16pt" fo:letter-spacing="normal" fo:font-style="normal" fo:font-weight="normal" officeooo:rsid="0056ef51" fo:background-color="transparent" loext:char-shading-value="0" style:font-size-asian="16pt" style:font-weight-asian="normal" style:font-size-complex="16pt" style:font-weight-complex="normal"/>
    </style:style>
    <style:style style:name="T67" style:family="text">
      <style:text-properties fo:font-variant="normal" fo:text-transform="none" fo:color="#333333" style:font-name="sans-serif" fo:font-size="16pt" fo:letter-spacing="normal" fo:font-style="normal" fo:font-weight="bold" officeooo:rsid="004e156f" fo:background-color="transparent" loext:char-shading-value="0" style:font-size-asian="16pt" style:font-weight-asian="bold" style:font-size-complex="16pt" style:font-weight-complex="bold"/>
    </style:style>
    <style:style style:name="T68" style:family="text">
      <style:text-properties fo:font-variant="normal" fo:text-transform="none" fo:color="#333333" style:font-name="sans-serif" fo:font-size="16pt" fo:letter-spacing="normal" fo:font-style="normal" fo:font-weight="bold" officeooo:rsid="0053d238" fo:background-color="transparent" loext:char-shading-value="0" style:font-size-asian="16pt" style:font-weight-asian="bold" style:font-size-complex="16pt" style:font-weight-complex="bold"/>
    </style:style>
    <style:style style:name="T69" style:family="text">
      <style:text-properties fo:font-variant="normal" fo:text-transform="none" fo:color="#333333" style:font-name="sans-serif" fo:font-size="20pt" fo:letter-spacing="normal" fo:font-style="normal" fo:font-weight="normal" officeooo:rsid="004a81a9" fo:background-color="transparent" loext:char-shading-value="0" style:font-size-asian="20pt" style:font-size-complex="20pt"/>
    </style:style>
    <style:style style:name="T70" style:family="text">
      <style:text-properties fo:font-variant="normal" fo:text-transform="none" fo:color="#333333" style:font-name="sans-serif" fo:font-size="20pt" fo:letter-spacing="normal" fo:font-style="normal" fo:font-weight="normal" officeooo:rsid="004c8900" fo:background-color="transparent" loext:char-shading-value="0" style:font-size-asian="20pt" style:font-size-complex="20pt"/>
    </style:style>
    <style:style style:name="T71" style:family="text">
      <style:text-properties fo:font-variant="normal" fo:text-transform="none" fo:color="#d73a49" style:font-name="SFMono-Regular" fo:font-size="9pt" fo:letter-spacing="normal" fo:font-style="normal" fo:font-weight="normal" loext:padding="0cm" loext:border="none"/>
    </style:style>
    <style:style style:name="T72" style:family="text">
      <style:text-properties fo:font-variant="normal" fo:text-transform="none" fo:color="#d73a49" style:font-name="SFMono-Regular" fo:font-size="9pt" fo:letter-spacing="normal" fo:font-style="normal" fo:font-weight="normal" officeooo:rsid="0023fa0f" loext:padding="0cm" loext:border="none"/>
    </style:style>
    <style:style style:name="T73" style:family="text">
      <style:text-properties fo:font-variant="normal" fo:text-transform="none" fo:color="#d73a49" style:font-name="SFMono-Regular" fo:font-size="9pt" fo:letter-spacing="normal" fo:font-style="normal" fo:font-weight="normal" officeooo:rsid="0021ac9f" loext:padding="0cm" loext:border="none"/>
    </style:style>
    <style:style style:name="T74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75" style:family="text">
      <style:text-properties fo:font-variant="normal" fo:text-transform="none" fo:color="#24292e" style:font-name="SFMono-Regular" fo:font-size="9pt" fo:letter-spacing="normal" fo:font-style="normal" fo:font-weight="normal" officeooo:rsid="0023fa0f"/>
    </style:style>
    <style:style style:name="T76" style:family="text">
      <style:text-properties fo:font-variant="normal" fo:text-transform="none" fo:color="#005cc5" style:font-name="SFMono-Regular" fo:font-size="9pt" fo:letter-spacing="normal" fo:font-style="normal" fo:font-weight="normal" loext:padding="0cm" loext:border="none"/>
    </style:style>
    <style:style style:name="T77" style:family="text">
      <style:text-properties fo:font-variant="normal" fo:text-transform="none" fo:color="#005cc5" style:font-name="SFMono-Regular" fo:font-size="9pt" fo:letter-spacing="normal" fo:font-style="normal" fo:font-weight="normal" officeooo:rsid="0023fa0f" loext:padding="0cm" loext:border="none"/>
    </style:style>
    <style:style style:name="T78" style:family="text">
      <style:text-properties fo:font-variant="normal" fo:text-transform="none" fo:color="#005cc5" style:font-name="SFMono-Regular" fo:font-size="9pt" fo:letter-spacing="normal" fo:font-style="normal" fo:font-weight="normal" officeooo:rsid="0021ac9f" loext:padding="0cm" loext:border="none"/>
    </style:style>
    <style:style style:name="T79" style:family="text">
      <style:text-properties fo:font-variant="normal" fo:text-transform="none" fo:color="#800080" style:font-name="Monaco" fo:font-size="9pt" fo:letter-spacing="normal" fo:font-style="normal" fo:font-weight="bold" officeooo:rsid="0021ac9f" fo:background-color="transparent" loext:char-shading-value="0" style:font-size-asian="12pt" style:font-size-complex="12pt"/>
    </style:style>
    <style:style style:name="T80" style:family="text">
      <style:text-properties fo:font-variant="normal" fo:text-transform="none" fo:color="#1a1a1a" style:font-name="lucida sans unicode" fo:font-size="9.75pt" fo:letter-spacing="normal" fo:font-style="normal" fo:font-weight="normal"/>
    </style:style>
    <style:style style:name="T81" style:family="text">
      <style:text-properties fo:font-variant="normal" fo:text-transform="none" fo:color="#1a1a1a" style:font-name="lucida sans unicode" fo:font-size="9.75pt" fo:letter-spacing="normal" fo:font-style="normal" fo:font-weight="normal" officeooo:rsid="0023fa0f"/>
    </style:style>
    <style:style style:name="T82" style:family="text">
      <style:text-properties fo:font-variant="normal" fo:text-transform="none" fo:color="#006fe0" style:font-name="sans-serif" fo:font-size="12pt" fo:letter-spacing="normal" fo:font-style="normal" fo:font-weight="normal" officeooo:rsid="0021ac9f" fo:background-color="transparent" loext:char-shading-value="0" style:font-size-asian="12pt" style:font-size-complex="12pt"/>
    </style:style>
    <style:style style:name="T83" style:family="text">
      <style:text-properties fo:font-variant="normal" fo:text-transform="none" fo:color="#212529" style:font-name="Inconsolata" fo:font-size="20pt" fo:letter-spacing="normal" fo:font-style="normal" fo:font-weight="normal" officeooo:rsid="004a81a9" fo:background-color="transparent" loext:char-shading-value="0" style:font-size-asian="20pt" style:font-size-complex="20pt"/>
    </style:style>
    <style:style style:name="T84" style:family="text">
      <style:text-properties fo:font-variant="normal" fo:text-transform="none" style:font-name="Roboto" fo:font-size="12pt" fo:letter-spacing="normal" fo:font-style="normal" style:text-underline-style="none" fo:font-weight="normal" officeooo:rsid="001b3eb4" fo:background-color="#ffffff" loext:char-shading-value="0" style:font-size-asian="12pt" style:font-weight-asian="normal" style:font-size-complex="12pt" style:font-weight-complex="normal"/>
    </style:style>
    <style:style style:name="T85" style:family="text">
      <style:text-properties fo:font-variant="normal" fo:text-transform="none" style:font-name="Roboto" fo:font-size="12pt" fo:letter-spacing="normal" fo:font-style="normal" style:text-underline-style="none" fo:font-weight="normal" officeooo:rsid="001f9c6c" fo:background-color="#ffffff" loext:char-shading-value="0" style:font-size-asian="12pt" style:font-weight-asian="normal" style:font-size-complex="12pt" style:font-weight-complex="normal"/>
    </style:style>
    <style:style style:name="T86" style:family="text">
      <style:text-properties fo:font-variant="normal" fo:text-transform="none" style:font-name="Roboto" fo:font-size="12pt" fo:letter-spacing="normal" fo:font-style="normal" style:text-underline-style="none" fo:font-weight="normal" officeooo:rsid="005a8965" fo:background-color="#ffffff" loext:char-shading-value="0" style:font-size-asian="12pt" style:font-weight-asian="normal" style:font-size-complex="12pt" style:font-weight-complex="normal"/>
    </style:style>
    <style:style style:name="T87" style:family="text">
      <style:text-properties fo:font-variant="normal" fo:text-transform="none" style:font-name="Roboto" fo:font-size="12pt" fo:letter-spacing="normal" fo:font-style="normal" style:text-underline-style="none" fo:font-weight="normal" officeooo:rsid="005c25d3" fo:background-color="#ffffff" loext:char-shading-value="0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style:font-name="Roboto" fo:font-size="12pt" fo:letter-spacing="normal" fo:font-style="normal" style:text-underline-style="none" fo:font-weight="normal" officeooo:rsid="0060298e" fo:background-color="#ffffff" loext:char-shading-value="0" style:font-size-asian="12pt" style:font-weight-asian="normal" style:font-size-complex="12pt" style:font-weight-complex="normal"/>
    </style:style>
    <style:style style:name="T89" style:family="text">
      <style:text-properties officeooo:rsid="0023fa0f"/>
    </style:style>
    <style:style style:name="T90" style:family="text">
      <style:text-properties officeooo:rsid="00201b06"/>
    </style:style>
    <style:style style:name="T91" style:family="text">
      <style:text-properties officeooo:rsid="0021ac9f"/>
    </style:style>
    <style:style style:name="T92" style:family="text">
      <style:text-properties officeooo:rsid="00546ce2"/>
    </style:style>
    <style:style style:name="T93" style:family="text">
      <style:text-properties officeooo:rsid="005906f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272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eno ya estan corriendo los dos programas en dos raspberry</text:p>
      <text:p text:style-name="P1">en una esta <text:s/>la base de datos (192.168.1.65) <text:s/>que es la de sin <text:s text:c="2"/>housing en la otro no 192.168.1.64 que es la del housing blanco</text:p>
      <text:p text:style-name="P1">voy a ver como se abre remotamente con este</text:p>
      <text:p text:style-name="P1"><text:a xlink:type="simple" xlink:href="https://geekytheory.com/como-permitir-el-acceso-remoto-a-una-base-de-datos-mysql/" text:style-name="Internet_20_link" text:visited-style-name="Visited_20_Internet_20_Link">https://geekytheory.com/como-permitir-el-acceso-remoto-a-una-base-de-datos-mysql/</text:a></text:p>
      <text:p text:style-name="P2">esta no me sirvio </text:p>
      <text:p text:style-name="P2">ahora vemos esta </text:p>
      <text:p text:style-name="P2"><text:a xlink:type="simple" xlink:href="https://www.ochobitshacenunbyte.com/2018/03/14/configurar-mariadb-y-mysql-para-acceso-remoto/" text:style-name="Internet_20_link" text:visited-style-name="Visited_20_Internet_20_Link">https://www.ochobitshacenunbyte.com/2018/03/14/configurar-mariadb-y-mysql-para-acceso-remoto/</text:a></text:p>
      <text:p text:style-name="P2">parece que esta ya pero estoy pensando que es tarde me dapena clauss</text:p>
      <text:p text:style-name="P2">bueno paso a seguir <text:span text:style-name="T1">mañana la pruebo</text:span></text:p>
      <text:p text:style-name="P2">conectar base de datos </text:p>
      <text:p text:style-name="P2">poniendo datos y ver desde el que no esta si la tiene</text:p>
      <text:p text:style-name="P2">luego poner los rfid</text:p>
      <text:p text:style-name="P2">luego poner el boton</text:p>
      <text:p text:style-name="P2">decidir si ponemos el loop a la raspberry</text:p>
      <text:p text:style-name="P2">me preocupa porque no es tan rapido y hay detalles tengo pendiente el baño no tengo dinero el elevador la renta se aproxima hoy es 3 de junio del 2020 </text:p>
      <text:p text:style-name="P2">mañana veremos </text:p>
      <text:p text:style-name="P2"/>
      <text:p text:style-name="P3">hoy jueves</text:p>
      <text:p text:style-name="P3">intente conectar pero no me dejo</text:p>
      <text:p text:style-name="P3">me manda error</text:p>
      <text:p text:style-name="P3">ahora puse el phpmyadmin para darle permisos de acceso porque un firewall no sabia como deshabilitarlo <text:s/></text:p>
      <text:p text:style-name="P3"><text:a xlink:type="simple" xlink:href="https://www.luisllamas.es/como-instalar-phpmyadmin-en-raspberry-pi/" text:style-name="Internet_20_link" text:visited-style-name="Visited_20_Internet_20_Link">https://www.luisllamas.es/como-instalar-phpmyadmin-en-raspberry-pi/</text:a></text:p>
      <text:p text:style-name="P3">con esta pagina instale el phpmyadmin en la raspberry del servidor</text:p>
      <text:p text:style-name="P3"/>
      <text:p text:style-name="P4">mañana voy a ver si abro los puertos voy a iztapalapa por la moto y hablar con hector que me preste</text:p>
      <text:p text:style-name="P4">para hacer los baños</text:p>
      <text:p text:style-name="P4"/>
      <text:p text:style-name="P5">regrese el mismo dia para conectar la base de datos tengo una hora espero lograrlo veamos primero darle permisos en el firwall</text:p>
      <text:p text:style-name="P5"/>
      <text:p text:style-name="P6">me canse y no me conecta mañana regreso para ver que pasa</text:p>
      <text:p text:style-name="P7">hoy viernes ya conecte desde phpmyadmin creo que con eso es posible</text:p>
      <text:p text:style-name="P7">puedo conectar con phmmyadmin pero no puedo conectar con terminal y menos con el programa</text:p>
      <text:p text:style-name="P5"/>
      <text:p text:style-name="P7">necesito aun localmente conectarme en la base de datos con sudo <text:s/>ya sea con root o con Aurelio</text:p>
      <text:p text:style-name="P8">bueno hoy sabado trabaje en la maquina donde esta la base de datos dando privilegios abriendo usuarios y cosas asi con los siguentes comando</text:p>
      <text:p text:style-name="P8">CREATE USER ‘NOMBRE-USUARIO’@’localhost’ IDENTIFIED BY ‘TU-CONTRASEÑA’</text:p>
      <text:p text:style-name="P9">NO SE PORQUE AL BORRAR EL USUARIO Y VOLVERLO A CREAR EN LUGAR DE LOCALHOST PONGO % NO ME ACEPTA </text:p>
      <text:p text:style-name="P9">LE PONGO EL IP Y YA ME LO ACEPT</text:p>
      <text:p text:style-name="P9">LO TENGO EN UN ARCHIVO EN EL OTRO RASPBERRY </text:p>
      <text:p text:style-name="P9">NO SE CUANDO LO VOY A TERMINA PORQUE EL LUNES VOY A PREPARAR LO DEL BAÑO</text:p>
      <text:p text:style-name="P10">hoy jueves <text:span text:style-name="T5">11 junio</text:span> ocho de la noche logre comunicarme con la base de datos remota </text:p>
      <text:p text:style-name="P10">todos los archivos apuntaban a my.cnf pero con el cd /<text:span text:style-name="T2">etc/</text:span><text:span text:style-name="T4"> mysql/</text:span><text:span text:style-name="T2">mariadb.conf.d/</text:span></text:p>
      <text:p text:style-name="P11">y editando 50-server.cnf el skip el puerto y la direccion ip 0.0.0.0 ya me comunique </text:p>
      <text:p text:style-name="P80"><text:soft-page-break/><text:span text:style-name="T3">en este video gracias a Dios lo logre </text:span><text:a xlink:type="simple" xlink:href="https://www.youtube.com/watch?v=dT-7cj_kzYQ" text:style-name="Internet_20_link" text:visited-style-name="Visited_20_Internet_20_Link"><text:span text:style-name="T2">https://www.youtube.com/watch?v=dT-7cj_kzYQ</text:span></text:a><text:span text:style-name="T2"> </text:span><text:span text:style-name="T3">fue interesante porque un detalle del audifonos lo propiciaron </text:span></text:p>
      <text:p text:style-name="P81"><text:span text:style-name="T3">h</text:span><text:span text:style-name="T2">oy lunes ya teniendo la <text:s/>comunicación con la base de datos veremos <text:s/>correr el programa </text:span></text:p>
      <text:list xml:id="list1864344289" text:style-name="L1">
        <text:list-item>
          <text:p text:style-name="P96"><text:s/>1 correr el programa</text:p>
        </text:list-item>
        <text:list-item>
          <text:p text:style-name="P96">imprimir</text:p>
        </text:list-item>
        <text:list-item>
          <text:p text:style-name="P96">poner el boton</text:p>
        </text:list-item>
        <text:list-item>
          <text:p text:style-name="P96"><text:s/>poner el sensor </text:p>
        </text:list-item>
        <text:list-item>
          <text:p text:style-name="P96">poner abrir la barrera</text:p>
        </text:list-item>
      </text:list>
      <text:p text:style-name="P12"/>
      <text:p text:style-name="P12"/>
      <text:p text:style-name="P13">me falta que la base de datos tenga todos los datos porque presenta unos errores</text:p>
      <text:p text:style-name="P13">revisar la base</text:p>
      <text:p text:style-name="P13">expedir uno y cobrar en el otro lado</text:p>
      <text:p text:style-name="P13">leer salida y que abra</text:p>
      <text:p text:style-name="P13">definir cuantos programas van a ser </text:p>
      <text:p text:style-name="P13">como se va a correr yo creo que uno solo hice unas correcciones pero hay que ver cual dejar</text:p>
      <text:p text:style-name="P13">tomar en cuenta el sensor</text:p>
      <text:p text:style-name="P13">ahora todo esta funcionando pero todo esta a media</text:p>
      <text:p text:style-name="P13">vooy por el sensor y la peltier tambien para llevar los fierros</text:p>
      <text:p text:style-name="P14"/>
      <text:p text:style-name="P14"/>
      <text:p text:style-name="P14">poner la impresora y el lector en donde esta la base</text:p>
      <text:p text:style-name="P15">hoy jueves <text:s/>ya inicie las actividades</text:p>
      <text:p text:style-name="P15">falta poner el rfid </text:p>
      <text:p text:style-name="P15">abrir la pluma con el relay</text:p>
      <text:p text:style-name="P15">hoy jueves empeze a conectar el rfid en la raspberry en esta pagina</text:p>
      <text:p text:style-name="P15"><text:a xlink:type="simple" xlink:href="https://pimylifeup.com/raspberry-pi-rfid-rc522/" text:style-name="Internet_20_link" text:visited-style-name="Visited_20_Internet_20_Link">https://pimylifeup.com/raspberry-pi-rfid-rc522/</text:a></text:p>
      <text:p text:style-name="P15">ya esta conectado pero falta continuar ahora voy por los ejes y poder poner las llantas</text:p>
      <text:p text:style-name="P15">tengo que ir a iztapalapa </text:p>
      <text:p text:style-name="P16">logre leer </text:p>
      <text:p text:style-name="P16">y tambien se puede escribir</text:p>
      <text:p text:style-name="P16">ahora poner la base de datos</text:p>
      <text:p text:style-name="P16">hay que considerar como poner si es que no encuentra la red</text:p>
      <text:p text:style-name="P17"><text:span text:style-name="Strong_20_Emphasis"><text:span text:style-name="T7"/></text:span></text:p>
      <text:p text:style-name="P17"><text:span text:style-name="Strong_20_Emphasis"><text:span text:style-name="T8">ListaPagoxMes(id, nombres, apellidos, correo, telefono, LugarTrabajo, vigente, FechaApertura)</text:span></text:span></text:p>
      <text:p text:style-name="P17"><text:span text:style-name="Strong_20_Emphasis"><text:span text:style-name="T8">Insidencia(numero, id, FechaEnt, FechaSal, FechaAccesoNo)</text:span></text:span></text:p>
      <text:p text:style-name="P17"><text:span text:style-name="Strong_20_Emphasis"><text:span text:style-name="T79">CREATE</text:span></text:span><text:span text:style-name="Strong_20_Emphasis"><text:span text:style-name="T82"> </text:span></text:span><text:span text:style-name="Strong_20_Emphasis"><text:span text:style-name="T79">TABLE</text:span></text:span><text:span text:style-name="Strong_20_Emphasis"><text:span text:style-name="T82"> </text:span></text:span><text:span text:style-name="Strong_20_Emphasis"><text:span text:style-name="T79">IF NOT EXISTS</text:span></text:span><text:span text:style-name="Strong_20_Emphasis"><text:span text:style-name="T82"> ListaPagoxMes</text:span></text:span><text:span text:style-name="Strong_20_Emphasis"><text:span text:style-name="T8">(</text:span></text:span></text:p>
      <text:p text:style-name="P83"><text:span text:style-name="T90">id</text:span> <text:span text:style-name="T73">BIGINT UNSIGNED AUTO_INCREMENT NOT NULL,</text:span></text:p>
      <text:section text:style-name="Sect1" text:name="Sección7">
        <text:p text:style-name="P83"><text:span text:style-name="T91">nombres </text:span><text:span text:style-name="T71">VARCHAR</text:span><text:span text:style-name="T74">(</text:span><text:span text:style-name="T76">25</text:span><text:span text:style-name="T74">),</text:span></text:p>
        <text:p text:style-name="P82"><text:span text:style-name="T91">apellidos </text:span><text:span text:style-name="T71">VARCHAR</text:span><text:span text:style-name="T74">(</text:span><text:span text:style-name="T76">25</text:span><text:span text:style-name="T74">),</text:span></text:p>
        <text:p text:style-name="P82"><text:span text:style-name="T91">correo </text:span><text:span text:style-name="T71">VARCHAR</text:span><text:span text:style-name="T74">(</text:span><text:span text:style-name="T78">20</text:span><text:span text:style-name="T74">),</text:span></text:p>
        <text:p text:style-name="P83"><text:span text:style-name="T91">telefono </text:span><text:span text:style-name="T72">VARCHAR</text:span><text:span text:style-name="T75">(</text:span><text:span text:style-name="T78">15</text:span><text:span text:style-name="T75">)</text:span><text:span text:style-name="T81">,</text:span></text:p>
        <text:p text:style-name="P84"><text:span text:style-name="T81">L</text:span><text:span text:style-name="T80">ugarTrabajo </text:span><text:span text:style-name="T72">VARCHAR</text:span><text:span text:style-name="T75">(</text:span><text:span text:style-name="T77">25</text:span><text:span text:style-name="T75">)</text:span><text:span text:style-name="T81">,</text:span></text:p>
        <text:p text:style-name="P84"><text:span text:style-name="T81">R</text:span><text:span text:style-name="T80">FID </text:span><text:span text:style-name="T72">VARCHAR</text:span><text:span text:style-name="T75">(</text:span><text:span text:style-name="T74">3</text:span><text:span text:style-name="T77">5</text:span><text:span text:style-name="T75">)</text:span><text:span text:style-name="T81">,</text:span></text:p>
        <text:p text:style-name="P84">vigente <text:span text:style-name="T71">BIT</text:span><text:span text:style-name="T81">,</text:span></text:p>
        <text:p text:style-name="P83"><text:span text:style-name="T91">FechaApertura </text:span><text:span text:style-name="T73">DATETIME NOT NULL,</text:span></text:p>
      </text:section>
      <text:section text:style-name="Sect1" text:name="Sección8">
        <text:p text:style-name="P83"><text:span text:style-name="T73">PRIMARY KEY</text:span>(id)</text:p>
      </text:section>
      <text:p text:style-name="P17"><text:span text:style-name="Strong_20_Emphasis"><text:span text:style-name="T6">);</text:span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oft-page-break/><text:span text:style-name="Strong_20_Emphasis"><text:span text:style-name="T79">CREATE</text:span></text:span><text:span text:style-name="Strong_20_Emphasis"><text:span text:style-name="T82"> </text:span></text:span><text:span text:style-name="Strong_20_Emphasis"><text:span text:style-name="T79">TABLE</text:span></text:span><text:span text:style-name="Strong_20_Emphasis"><text:span text:style-name="T82"> </text:span></text:span><text:span text:style-name="Strong_20_Emphasis"><text:span text:style-name="T79">IF NOT EXISTS</text:span></text:span><text:span text:style-name="Strong_20_Emphasis"><text:span text:style-name="T82"> Insidencia</text:span></text:span><text:span text:style-name="Strong_20_Emphasis"><text:span text:style-name="T8">(</text:span></text:span></text:p>
      <text:p text:style-name="P83"><text:span text:style-name="T90">numero</text:span> <text:span text:style-name="T73">BIGINT UNSIGNED AUTO_INCREMENT NOT NULL,</text:span></text:p>
      <text:section text:style-name="Sect1" text:name="Section1">
        <text:p text:style-name="P83"><text:span text:style-name="T91">Id <text:s/></text:span><text:span text:style-name="T73">BIGINT</text:span><text:span text:style-name="T89">,</text:span></text:p>
        <text:p text:style-name="P82"><text:span text:style-name="T91">FechaEnt </text:span><text:span text:style-name="T73">DATETIME</text:span>,</text:p>
        <text:p text:style-name="P82"><text:span text:style-name="T91">FechaSal </text:span><text:span text:style-name="T73">DATETIME</text:span>,</text:p>
        <text:p text:style-name="P84"><text:span text:style-name="T74">FechaAccesoNo </text:span><text:span text:style-name="T71">DATETIME</text:span><text:span text:style-name="T75">,</text:span></text:p>
      </text:section>
      <text:section text:style-name="Sect1" text:name="Section2">
        <text:p text:style-name="P83"><text:span text:style-name="T73">PRIMARY KEY</text:span>(<text:span text:style-name="T91">numero</text:span>)</text:p>
      </text:section>
      <text:p text:style-name="P17"><text:span text:style-name="Strong_20_Emphasis"><text:span text:style-name="T6">);</text:span></text:span></text:p>
      <text:p text:style-name="P18"><text:span text:style-name="Strong_20_Emphasis"><text:span text:style-name="T9">ya conecte el rfid y puse la base ya leer el rfid en formulariooperacion no ha conectado con un registro en la base de datos pero esta bien</text:span></text:span></text:p>
      <text:p text:style-name="P19"><text:span text:style-name="Strong_20_Emphasis"><text:span text:style-name="T10">ya encontre como </text:span></text:span></text:p>
      <text:p text:style-name="P19"><text:span text:style-name="Strong_20_Emphasis"><text:span text:style-name="T10">interactuar con el rfid entrara a esta etapa solo cuando detecte auto alli respondera a boton o a rfid</text:span></text:span></text:p>
      <text:p text:style-name="P19"><text:span text:style-name="Strong_20_Emphasis"><text:span text:style-name="T10">lo que hay que hacer es poner el dtetectro de loop el boton e interactuar con eso</text:span></text:span></text:p>
      <text:p text:style-name="P19"><text:span text:style-name="Strong_20_Emphasis"><text:span text:style-name="T10"/></text:span></text:p>
      <text:p text:style-name="P20"><text:span text:style-name="Strong_20_Emphasis"><text:span text:style-name="T11">con esto me conecto a la base de datos remotamente solo hay que averiguar cual es la ip</text:span></text:span></text:p>
      <text:p text:style-name="P20"><text:span text:style-name="Strong_20_Emphasis"><text:span text:style-name="T11">mysql -h 192.168.1.74 -u root -p</text:span></text:span></text:p>
      <text:p text:style-name="P20"><text:span text:style-name="Strong_20_Emphasis"><text:span text:style-name="T23">sudo </text:span></text:span><text:span text:style-name="Strong_20_Emphasis"><text:span text:style-name="T11">mysql -h 192.168.1.</text:span></text:span><text:span text:style-name="Strong_20_Emphasis"><text:span text:style-name="T23">249</text:span></text:span><text:span text:style-name="Strong_20_Emphasis"><text:span text:style-name="T11"> -u Aurelio -p</text:span></text:span></text:p>
      <text:p text:style-name="P75"><text:span text:style-name="Strong_20_Emphasis"><text:span text:style-name="T12">hoy martes 14 </text:span></text:span></text:p>
      <text:p text:style-name="P75"><text:span text:style-name="Strong_20_Emphasis"><text:span text:style-name="T12">vi que no guarda puntos decimales hay que convertir la tabla importe a float</text:span></text:span></text:p>
      <text:p text:style-name="P21"><text:span text:style-name="Strong_20_Emphasis"><text:span text:style-name="T12">ALTER TABLE Entradas MODIFY Importe float; </text:span></text:span><text:span text:style-name="Strong_20_Emphasis"><text:span text:style-name="T13">con esto modifique para que fuera float</text:span></text:span></text:p>
      <text:p text:style-name="P22"><text:span text:style-name="Strong_20_Emphasis"><text:span text:style-name="T13">ya lo cambie a float pero no me imprime tengo que revisar pero tengo que ir por la arena</text:span></text:span></text:p>
      <text:p text:style-name="P22"><text:span text:style-name="Strong_20_Emphasis"><text:span text:style-name="T13"/></text:span></text:p>
      <text:p text:style-name="P22"><text:span text:style-name="Strong_20_Emphasis"><text:span text:style-name="T13">le pase directo como lo obtengo del box peor me pone unos parentesis</text:span></text:span></text:p>
      <text:p text:style-name="P76"><text:span text:style-name="Strong_20_Emphasis"><text:span text:style-name="T14">hoy lunes 27 de julio del 2020</text:span></text:span></text:p>
      <text:p text:style-name="P23"><text:span text:style-name="Strong_20_Emphasis"><text:span text:style-name="T14"/></text:span></text:p>
      <text:p text:style-name="P24"><text:span text:style-name="Strong_20_Emphasis"><text:span text:style-name="T15">resumen de los faltantes para poner tenayuca:</text:span></text:span></text:p>
      <text:p text:style-name="P24"><text:span text:style-name="Strong_20_Emphasis"><text:span text:style-name="T15"/></text:span></text:p>
      <text:list xml:id="list1890671291" text:style-name="L2">
        <text:list-item>
          <text:p text:style-name="P97"><draw:custom-shape text:anchor-type="paragraph" draw:z-index="0" draw:name="Shape10" draw:style-name="gr1" svg:width="0.424cm" svg:height="0.382cm" svg:x="5.685cm" svg:y="0.947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trong_20_Emphasis"><text:span text:style-name="T15"><text:s text:c="9"/></text:span></text:span><text:span text:style-name="Strong_20_Emphasis"><text:span text:style-name="T16">como pasar las actualizaciones a los dife estacionamientos y cual es la base del programa</text:span></text:span><text:span text:style-name="Strong_20_Emphasis"><text:span text:style-name="T15"><text:tab/></text:span></text:span></text:p>
        </text:list-item>
        <text:list-item>
          <text:p text:style-name="P97"><text:span text:style-name="Strong_20_Emphasis"><text:span text:style-name="T15"><text:s text:c="9"/>poner el rfid </text:span></text:span></text:p>
        </text:list-item>
        <text:list-item>
          <text:p text:style-name="P98"><draw:custom-shape text:anchor-type="paragraph" draw:z-index="2" draw:name="Shape10" draw:style-name="gr1" svg:width="0.424cm" svg:height="0.382cm" svg:x="6.685cm" svg:y="-0.053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1" draw:name="Shape10" draw:style-name="gr1" svg:width="0.424cm" svg:height="0.382cm" svg:x="6.685cm" svg:y="0.466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trong_20_Emphasis"><text:span text:style-name="T15"><text:s text:c="9"/>poner los relays </text:span></text:span></text:p>
        </text:list-item>
        <text:list-item>
          <text:p text:style-name="P98"><text:span text:style-name="Strong_20_Emphasis"><text:span text:style-name="T15"><text:s text:c="9"/>abrir la pluma</text:span></text:span></text:p>
        </text:list-item>
        <text:list-item>
          <text:p text:style-name="P98"><text:span text:style-name="Strong_20_Emphasis"><text:span text:style-name="T15"><text:s text:c="9"/></text:span></text:span><text:span text:style-name="Strong_20_Emphasis"><text:span text:style-name="T36">poner el boton</text:span></text:span></text:p>
        </text:list-item>
        <text:list-item>
          <text:p text:style-name="P97"><text:span text:style-name="Strong_20_Emphasis"><text:span text:style-name="T15"><text:s text:c="9"/></text:span></text:span><text:span text:style-name="Strong_20_Emphasis"><text:span text:style-name="T16">poner el detector de loop</text:span></text:span></text:p>
        </text:list-item>
        <text:list-item>
          <text:p text:style-name="P97"><text:span text:style-name="Strong_20_Emphasis"><text:span text:style-name="T15"><text:s text:c="9"/>poner cuando lee el rfid el registro en la base </text:span></text:span></text:p>
        </text:list-item>
        <text:list-item>
          <text:p text:style-name="P98"><text:span text:style-name="Strong_20_Emphasis"><text:span text:style-name="T15"><text:s text:c="9"/>probar salida con el rfid</text:span></text:span></text:p>
        </text:list-item>
        <text:list-item>
          <text:p text:style-name="P98"><text:span text:style-name="Strong_20_Emphasis"><text:span text:style-name="T15"><text:s text:c="9"/>el rfid solo cuando detecte carro </text:span></text:span></text:p>
        </text:list-item>
        <text:list-item>
          <text:p text:style-name="P98"><text:span text:style-name="Strong_20_Emphasis"><text:span text:style-name="T15"><text:s text:c="9"/>en la misma poner el boton o rfid en el mismo modulo</text:span></text:span></text:p>
        </text:list-item>
        <text:list-item>
          <text:p text:style-name="P97"><text:span text:style-name="Strong_20_Emphasis"><text:span text:style-name="T15"><text:s text:c="9"/></text:span></text:span><text:span text:style-name="Strong_20_Emphasis"><text:span text:style-name="T16">poner los cambios que quiere alberto en el programa</text:span></text:span></text:p>
        </text:list-item>
        <text:list-item>
          <text:p text:style-name="P97"><draw:custom-shape text:anchor-type="paragraph" draw:z-index="3" draw:name="Shape10" draw:style-name="gr1" svg:width="0.424cm" svg:height="0.382cm" svg:x="5.447cm" svg:y="0.123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trong_20_Emphasis"><text:span text:style-name="T16"><text:s text:c="9"/>dejar fijo el ip</text:span></text:span></text:p>
        </text:list-item>
        <text:list-item>
          <text:p text:style-name="P97"><text:span text:style-name="Strong_20_Emphasis"><text:span text:style-name="T15"><text:s text:c="9"/></text:span></text:span><text:span text:style-name="Strong_20_Emphasis"><text:span text:style-name="T16">por ultimo la impresora que es lo mas difcil considero</text:span></text:span></text:p>
        </text:list-item>
        <text:list-item>
          <text:p text:style-name="P97"><text:span text:style-name="Strong_20_Emphasis"><text:span text:style-name="T16"><text:s text:c="9"/></text:span></text:span><text:span text:style-name="Strong_20_Emphasis"><text:span text:style-name="T18">tambien me falta lo de la lectura del boleto </text:span></text:span></text:p>
        </text:list-item>
      </text:list>
      <text:p text:style-name="P24"><text:span text:style-name="Strong_20_Emphasis"><text:span text:style-name="T16"/></text:span></text:p>
      <text:p text:style-name="P25"><text:span text:style-name="Strong_20_Emphasis"><text:span text:style-name="T17">vamos a empezar con poner el ip fijo</text:span></text:span></text:p>
      <text:p text:style-name="P26"><text:span text:style-name="Strong_20_Emphasis"><text:span text:style-name="T18">2020-07-27 16:53:59.9606513 esto es lo que deberia leer el lector de qr</text:span></text:span></text:p>
      <text:p text:style-name="P26"><text:span text:style-name="Strong_20_Emphasis"><text:span text:style-name="T18">2020’07’27 18Ñ19Ñ58.6993454</text:span></text:span></text:p>
      <text:p text:style-name="P27"><text:soft-page-break/><text:span text:style-name="Strong_20_Emphasis"><text:span text:style-name="T19">estoy averiguando porque no imprime lo que debe <text:s text:c="2"/>2020’07’27 16Ñ53Ñ59.96065132020’07’27 16Ñ53Ñ59.96065132020’07’27 16Ñ53Ñ59.96065132020’07’27 16Ñ53Ñ59.9606513</text:span></text:span></text:p>
      <text:p text:style-name="P28"><text:span text:style-name="Strong_20_Emphasis"><text:span text:style-name="T20">2020’07’27 16Ñ53Ñ59.9606513</text:span></text:span><text:span text:style-name="Strong_20_Emphasis"><text:span text:style-name="T21">2020’07’27 16Ñ53Ñ59.9606513</text:span></text:span></text:p>
      <text:p text:style-name="P29"><text:span text:style-name="Strong_20_Emphasis"><text:span text:style-name="T22">entonces hoy miercoles 29 de julio</text:span></text:span></text:p>
      <text:p text:style-name="P29"><text:span text:style-name="Strong_20_Emphasis"><text:span text:style-name="T22">el de entrada tendra exclusividad en espera boleto o pensionado e imprime</text:span></text:span></text:p>
      <text:p text:style-name="P29"><text:span text:style-name="Strong_20_Emphasis"><text:span text:style-name="T22">el de salida solo revisara salida de pensionado o boleto y le permitira salir sino avisar</text:span></text:span></text:p>
      <text:p text:style-name="P29"><text:span text:style-name="Strong_20_Emphasis"><text:span text:style-name="T22">la situacion como los manejo programa entrada y programa salida</text:span></text:span></text:p>
      <text:p text:style-name="P29"><text:span text:style-name="Strong_20_Emphasis"><text:span text:style-name="T22">y programa cobro del de durango el ultimo todos tendran la misma extructura solo que pondras en una u otra modalidad</text:span></text:span></text:p>
      <text:p text:style-name="P29"><text:span text:style-name="Strong_20_Emphasis"><text:span text:style-name="T22"/></text:span></text:p>
      <text:p text:style-name="P30"><text:span text:style-name="Strong_20_Emphasis"><text:span text:style-name="T23">ya lee el rfid ahora con elmismo tema</text:span></text:span></text:p>
      <text:p text:style-name="P30"><text:span text:style-name="Strong_20_Emphasis"><text:span text:style-name="T23"><text:s text:c="9"/>que se active con el detector de loop no con el boton </text:span></text:span></text:p>
      <text:p text:style-name="P30"><text:span text:style-name="Strong_20_Emphasis"><text:span text:style-name="T23"><text:s text:c="9"/>conectar el detector de loop y abrir la barrera</text:span></text:span></text:p>
      <text:p text:style-name="P30"><text:span text:style-name="Strong_20_Emphasis"><text:span text:style-name="T23"><text:tab/>meterlo en la base de datos en la tabla insidencia num tarjeta, fecha y hora y valido</text:span></text:span></text:p>
      <text:p text:style-name="P30"><text:span text:style-name="Strong_20_Emphasis"><text:span text:style-name="T23"><text:s text:c="9"/>abrir barrera</text:span></text:span></text:p>
      <text:p text:style-name="P30"><text:span text:style-name="Strong_20_Emphasis"><text:span text:style-name="T23"/></text:span></text:p>
      <text:p text:style-name="P30"><text:a xlink:type="simple" xlink:href="https://gpiozero.readthedocs.io/en/stable/recipes.html" text:style-name="Internet_20_link" text:visited-style-name="Visited_20_Internet_20_Link"><text:span text:style-name="Strong_20_Emphasis"><text:span text:style-name="T23">https://gpiozero.readthedocs.io/en/stable/recipes.html</text:span></text:span></text:a></text:p>
      <text:p text:style-name="P31"><text:span text:style-name="Strong_20_Emphasis"><text:span text:style-name="T24">esto detecta el boton pero no me deja interactuar con el rfid juntos</text:span></text:span></text:p>
      <text:p text:style-name="P32"><text:span text:style-name="Strong_20_Emphasis"><text:span text:style-name="T25">MARCA UN ERROR DE GPIO LO HACE UNA VEZ LAS OTRAS NO</text:span></text:span></text:p>
      <text:p text:style-name="P32"><text:span text:style-name="Strong_20_Emphasis"><text:span text:style-name="T25">tengo esta librería</text:span></text:span></text:p>
      <text:p text:style-name="P32"><text:span text:style-name="Strong_20_Emphasis"><text:span text:style-name="T25">import RPi.GPIO as io <text:s text:c="2"/></text:span></text:span></text:p>
      <text:p text:style-name="P32"><text:span text:style-name="Strong_20_Emphasis"><text:span text:style-name="T25">ya la cambie pero </text:span></text:span></text:p>
      <text:p text:style-name="P32"><text:span text:style-name="Strong_20_Emphasis"><text:span text:style-name="T25">voy a poner todo a GPIO</text:span></text:span></text:p>
      <text:p text:style-name="P32"><text:span text:style-name="Strong_20_Emphasis"><text:span text:style-name="T25">me pone un error de correr</text:span></text:span></text:p>
      <text:p text:style-name="P33"><text:span text:style-name="Strong_20_Emphasis"><text:span text:style-name="T26">no funciona voy aver el BotonRelay2.py ese no lo he visto espero que ahora Dios me guarde</text:span></text:span></text:p>
      <text:p text:style-name="P34"><text:span text:style-name="Strong_20_Emphasis"><text:span text:style-name="T27">solo lo hace una vez</text:span></text:span></text:p>
      <text:p text:style-name="P34"><text:span text:style-name="Strong_20_Emphasis"><text:span text:style-name="T27">y si lo pongo en el ciclo no me hace caso al boton</text:span></text:span></text:p>
      <text:p text:style-name="P35"><text:span text:style-name="Strong_20_Emphasis"><text:span text:style-name="T28">ahora puse uno que pone los numero de pines uni ese y el LeerTaga pero me dice que esta en uso</text:span></text:span></text:p>
      <text:p text:style-name="P35"><text:span text:style-name="Strong_20_Emphasis"><text:span text:style-name="T28">voy a reiniciar y volver a correr</text:span></text:span></text:p>
      <text:p text:style-name="P36"><text:span text:style-name="Strong_20_Emphasis"><text:span text:style-name="T29">la primera vez me lo hace pero me saca lo voy a volver a correr</text:span></text:span></text:p>
      <text:p text:style-name="P36"><text:span text:style-name="Strong_20_Emphasis"><text:span text:style-name="T29">si me vuelve a sacar y dice este error</text:span></text:span></text:p>
      <text:p text:style-name="P36"><text:span text:style-name="Strong_20_Emphasis"><text:span text:style-name="T29">Traceback (most recent call last):</text:span></text:span></text:p>
      <text:p text:style-name="P36"><text:span text:style-name="Strong_20_Emphasis"><text:span text:style-name="T29"><text:s text:c="2"/>File "easyLeerTag.py", line 10, in &lt;module&gt;</text:span></text:span></text:p>
      <text:p text:style-name="P36"><text:span text:style-name="Strong_20_Emphasis"><text:span text:style-name="T29"><text:s text:c="4"/>if GPIO.input(16):</text:span></text:span></text:p>
      <text:p text:style-name="P36"><text:span text:style-name="Strong_20_Emphasis"><text:span text:style-name="T29">RuntimeError: Please set pin numbering mode using GPIO.setmode(GPIO.BOARD) or GPIO.setmode(GPIO.BCM)</text:span></text:span></text:p>
      <text:p text:style-name="P36"><text:span text:style-name="Strong_20_Emphasis"><text:span text:style-name="T29">cambie a GPIO.setmode(GPIO.BCM)</text:span></text:span></text:p>
      <text:p text:style-name="P36"><text:span text:style-name="Strong_20_Emphasis"><text:span text:style-name="T29">pero me dice que este canal esta en uso y me recomienda</text:span></text:span></text:p>
      <text:p text:style-name="P36"><text:span text:style-name="Strong_20_Emphasis"><text:span text:style-name="T29">Use GPIO.setwarnings(False) to disable warnings.</text:span></text:span></text:p>
      <text:p text:style-name="P36"><text:span text:style-name="Strong_20_Emphasis"><text:span text:style-name="T29">Voy a cerrar y poner este warning y si no reinicio y si no me voy</text:span></text:span></text:p>
      <text:p text:style-name="P37"><text:span text:style-name="Strong_20_Emphasis"><text:span text:style-name="T30">no conviene poner este warning queda mejor cuando me saca</text:span></text:span></text:p>
      <text:p text:style-name="P37"><text:span text:style-name="Strong_20_Emphasis"><text:span text:style-name="T30">tambien le voy a quitar el GPIO.BCM</text:span></text:span></text:p>
      <text:p text:style-name="P38"><text:span text:style-name="Strong_20_Emphasis"><text:span text:style-name="T31">AHORA NO ME LEE VOY A REINICIAR</text:span></text:span></text:p>
      <text:p text:style-name="P39"><text:span text:style-name="Strong_20_Emphasis"><text:span text:style-name="T32">ahora si lo lee pero lo vota ahora no se que hacer, por lo menos quedo como un inicio</text:span></text:span></text:p>
      <text:p text:style-name="P40"><text:span text:style-name="Strong_20_Emphasis"><text:span text:style-name="T33">como me saca lo puse en el programa formulariooperacion pero dice que ya esta en uso voy a reiniciar</text:span></text:span></text:p>
      <text:p text:style-name="P41"><text:soft-page-break/><text:span text:style-name="Strong_20_Emphasis"><text:span text:style-name="T34">si hace cosa diferente pero no lee</text:span></text:span></text:p>
      <text:p text:style-name="P41"><text:span text:style-name="Strong_20_Emphasis"><text:span text:style-name="T34">ya me voy ahora vere lo de la renta en la casa</text:span></text:span></text:p>
      <text:p text:style-name="P41"><text:span text:style-name="Strong_20_Emphasis"><text:span text:style-name="T34">fernando dice que son dos meses</text:span></text:span></text:p>
      <text:p text:style-name="P41"><text:span text:style-name="Strong_20_Emphasis"><text:span text:style-name="T34"/></text:span></text:p>
      <text:p text:style-name="P42"><text:span text:style-name="Strong_20_Emphasis"><text:span text:style-name="T35">viernes 31/julio/2020</text:span></text:span></text:p>
      <text:p text:style-name="P42"><text:span text:style-name="Strong_20_Emphasis"><text:span text:style-name="T35">ahora tenemos tres opciones todos sacan error cuando sumo el rfid </text:span></text:span></text:p>
      <text:p text:style-name="P42"><text:span text:style-name="Strong_20_Emphasis"><text:span text:style-name="T35">tengo estas opciones</text:span></text:span></text:p>
      <text:list xml:id="list596868879" text:style-name="L3">
        <text:list-item>
          <text:p text:style-name="P99"><text:span text:style-name="Strong_20_Emphasis"><text:span text:style-name="T35">ver otra forma de configurar rfid</text:span></text:span></text:p>
        </text:list-item>
        <text:list-item>
          <text:p text:style-name="P99"><text:span text:style-name="Strong_20_Emphasis"><text:span text:style-name="T35">repasar la pagina con otras opciones </text:span></text:span><text:span text:style-name="Strong_20_Emphasis"><text:span text:style-name="T36">del gpiozero</text:span></text:span></text:p>
        </text:list-item>
        <text:list-item>
          <text:p text:style-name="P99"><text:span text:style-name="Strong_20_Emphasis"><text:span text:style-name="T35">revisar en internet </text:span></text:span><text:span text:style-name="Strong_20_Emphasis"><text:span text:style-name="T36">una solucion </text:span></text:span><text:span text:style-name="Strong_20_Emphasis"><text:span text:style-name="T35">cuando se bloquea </text:span></text:span><text:span text:style-name="Strong_20_Emphasis"><text:span text:style-name="T36">explicando el problema</text:span></text:span></text:p>
        </text:list-item>
      </text:list>
      <text:p text:style-name="P43"><text:span text:style-name="Strong_20_Emphasis"><text:span text:style-name="T36">resulto con el primero solo quite el</text:span></text:span></text:p>
      <text:p text:style-name="P43"><text:span text:style-name="Strong_20_Emphasis"><text:span text:style-name="T36">#GPIO.cleanup() esto parece ser que desconfiguraba el pin de entrada</text:span></text:span></text:p>
      <text:p text:style-name="P43"><text:span text:style-name="Strong_20_Emphasis"><text:span text:style-name="T36">bueno ahora con lo siguiente gracias Dios</text:span></text:span></text:p>
      <text:p text:style-name="P44"><text:span text:style-name="Strong_20_Emphasis"><text:span text:style-name="T37">solo no cierra el puerto lo que provoca que si lo vuelbo abrir ya no lee el rfid</text:span></text:span></text:p>
      <text:p text:style-name="P45"><text:span text:style-name="Strong_20_Emphasis"><text:span text:style-name="T38">SI LO CIERRO RESUELVO EL PROBLEMA</text:span></text:span></text:p>
      <text:p text:style-name="P45"><text:span text:style-name="Strong_20_Emphasis"><text:span text:style-name="T38">EL PROBLEMA AHORA ES QUE … </text:span></text:span><text:span text:style-name="Strong_20_Emphasis"><text:span text:style-name="T39">BUENO HAY QUE DEFINIR LO QUE QUIERO</text:span></text:span></text:p>
      <text:p text:style-name="P46"><text:span text:style-name="Strong_20_Emphasis"><text:span text:style-name="T39">CUANDO SE ACERQUE EL AUTO SE VAYA A DOS OPCIONES</text:span></text:span></text:p>
      <text:p text:style-name="P46"><text:span text:style-name="Strong_20_Emphasis"><text:span text:style-name="T39">SI LEE RFID GUARDA</text:span></text:span></text:p>
      <text:p text:style-name="P46"><text:span text:style-name="Strong_20_Emphasis"><text:span text:style-name="T39">SI SIENTE BOTON IMPRIME</text:span></text:span></text:p>
      <text:p text:style-name="P46"><text:span text:style-name="Strong_20_Emphasis"><text:span text:style-name="T39">NECESITO OTRO BOTON PARA IR A LA PRIMER PARTE</text:span></text:span></text:p>
      <text:p text:style-name="P47"><text:span text:style-name="Strong_20_Emphasis"><text:span text:style-name="T40">no resolvi el problema tengo que sincronizar el boton o el rfid</text:span></text:span></text:p>
      <text:p text:style-name="P47"><text:span text:style-name="Strong_20_Emphasis"><text:span text:style-name="T40">creo que el problema es el lector rfid</text:span></text:span></text:p>
      <text:p text:style-name="P47"><text:span text:style-name="Strong_20_Emphasis"><text:span text:style-name="T40">voy a poner un lector rfid asi o teclado o boton y ya</text:span></text:span></text:p>
      <text:p text:style-name="P69"><text:span text:style-name="Strong_20_Emphasis"><text:span text:style-name="T40">mañana mar</text:span></text:span><text:span text:style-name="Strong_20_Emphasis"><text:span text:style-name="T53">tes lo hago</text:span></text:span></text:p>
      <text:p text:style-name="P70"><text:span text:style-name="Strong_20_Emphasis"><text:span text:style-name="T54">hoy jueves</text:span></text:span></text:p>
      <text:p text:style-name="P48"><text:span text:style-name="Strong_20_Emphasis"><text:span text:style-name="T41">tengo las siguentes tareas </text:span></text:span></text:p>
      <text:p text:style-name="P48"><text:span text:style-name="Strong_20_Emphasis"><text:span text:style-name="T41">poner el boton </text:span></text:span></text:p>
      <text:p text:style-name="P48"><text:span text:style-name="Strong_20_Emphasis"><text:span text:style-name="T41">poner el rfid</text:span></text:span></text:p>
      <text:p text:style-name="P48"><text:span text:style-name="Strong_20_Emphasis"><text:span text:style-name="T41">registrar en la base de datos el rfid <text:s/></text:span></text:span></text:p>
      <text:p text:style-name="P48"><text:span text:style-name="Strong_20_Emphasis"><text:span text:style-name="T41">dar entrada y salida con <text:s/>sus reestricciones de si estan adentro no abrir y avisar de visualizar en una base fuera </text:span></text:span></text:p>
      <text:p text:style-name="P49"><text:span text:style-name="Strong_20_Emphasis"><text:span text:style-name="T42">puse que se pusiera automaticamente la fecha al poner un nuevo registro en insidencias</text:span></text:span></text:p>
      <text:p text:style-name="P50"><text:span text:style-name="Strong_20_Emphasis"><text:span text:style-name="T43">hice una funcion en operación</text:span></text:span></text:p>
      <text:p text:style-name="P50"><text:span text:style-name="Strong_20_Emphasis"><text:span text:style-name="T43"><text:s text:c="2"/>def RFID(self, datos):</text:span></text:span></text:p>
      <text:p text:style-name="P50"><text:span text:style-name="Strong_20_Emphasis"><text:span text:style-name="T43"><text:s text:c="8"/>cone=self.abrir()</text:span></text:span></text:p>
      <text:p text:style-name="P50"><text:span text:style-name="Strong_20_Emphasis"><text:span text:style-name="T43"><text:s text:c="8"/>cursor=cone.cursor()</text:span></text:span></text:p>
      <text:p text:style-name="P50"><text:span text:style-name="Strong_20_Emphasis"><text:span text:style-name="T43"><text:s text:c="8"/>sql="insert into Incidencia(id) values (%s)"</text:span></text:span></text:p>
      <text:p text:style-name="P50"><text:span text:style-name="Strong_20_Emphasis"><text:span text:style-name="T43"><text:s text:c="8"/>cursor.execute(sql, datos)</text:span></text:span></text:p>
      <text:p text:style-name="P50"><text:span text:style-name="Strong_20_Emphasis"><text:span text:style-name="T43"><text:s text:c="8"/>cone.commit()</text:span></text:span></text:p>
      <text:p text:style-name="P50"><text:span text:style-name="Strong_20_Emphasis"><text:span text:style-name="T43"><text:s text:c="8"/>cone.close()</text:span></text:span></text:p>
      <text:p text:style-name="P50"><text:span text:style-name="Strong_20_Emphasis"><text:span text:style-name="T43">para meter los registros del rfid</text:span></text:span></text:p>
      <text:p text:style-name="P51"><text:span text:style-name="Strong_20_Emphasis"><text:span text:style-name="T44">modifique formulariooperacion para insertar aunque solo tengo un dato veamos si funciona si lo hizo bien </text:span></text:span></text:p>
      <text:p text:style-name="P51"><text:span text:style-name="Strong_20_Emphasis"><text:span text:style-name="T44">ahora que se vea en una caja lo voy a poner igual que dice boletos sin cobro solo que pida los valores de los pensionados</text:span></text:span></text:p>
      <text:p text:style-name="P71"><text:span text:style-name="Strong_20_Emphasis"><text:span text:style-name="T55">hoy miercoles </text:span></text:span></text:p>
      <text:p text:style-name="P52"><text:span text:style-name="Strong_20_Emphasis"><text:span text:style-name="T45">ayer llegaron los rfid pero no funcionan comunique ayer la raspberry con el arduino</text:span></text:span></text:p>
      <text:p text:style-name="P53"><text:span text:style-name="Strong_20_Emphasis"><text:span text:style-name="T46">ya me comunico mandando y recibiendo</text:span></text:span></text:p>
      <text:p text:style-name="P53"><text:span text:style-name="Strong_20_Emphasis"><text:span text:style-name="T46">ahora poner el rfid en arduino y ver como mando el numero o boleto impreso</text:span></text:span></text:p>
      <text:p text:style-name="P53"><text:soft-page-break/><text:span text:style-name="Strong_20_Emphasis"><text:span text:style-name="T46">ya manda una variable solo que el raspberry lo recibe en varios</text:span></text:span></text:p>
      <text:p text:style-name="P53"><text:span text:style-name="Strong_20_Emphasis"><text:span text:style-name="T46">manda la variable pero tambien por separado tengo que ir a iztapalapa</text:span></text:span></text:p>
      <text:p text:style-name="P54"><text:span text:style-name="Strong_20_Emphasis"><text:span text:style-name="T47">regrese y ya puedo unirlos ahora solo falta quelos pueda </text:span></text:span></text:p>
      <text:p text:style-name="P54"><text:span text:style-name="Strong_20_Emphasis"><text:span text:style-name="T47">comparar y almacenar </text:span></text:span></text:p>
      <text:p text:style-name="P54"><text:span text:style-name="Strong_20_Emphasis"><text:span text:style-name="T47">poner el rfid</text:span></text:span></text:p>
      <text:p text:style-name="P54"><text:span text:style-name="Strong_20_Emphasis"><text:span text:style-name="T47">poner el boton</text:span></text:span></text:p>
      <text:p text:style-name="P54"><text:span text:style-name="Strong_20_Emphasis"><text:span text:style-name="T47">poner el detector de loop</text:span></text:span></text:p>
      <text:p text:style-name="P54"><text:a xlink:type="simple" xlink:href="http://diymakers.es/usando-el-puerto-serie-del-arduino/" text:style-name="Internet_20_link" text:visited-style-name="Visited_20_Internet_20_Link"><text:span text:style-name="Strong_20_Emphasis"><text:span text:style-name="T47">http://diymakers.es/usando-el-puerto-serie-del-arduino/</text:span></text:span></text:a></text:p>
      <text:p text:style-name="P55"><text:span text:style-name="Strong_20_Emphasis"><text:span text:style-name="T48">con esta pagina veo como se puede unir creo me puede ayudar</text:span></text:span></text:p>
      <text:p text:style-name="P56"><text:span text:style-name="Strong_20_Emphasis"><text:span text:style-name="T49">poner la hora</text:span></text:span></text:p>
      <text:p text:style-name="P56"><text:span text:style-name="Strong_20_Emphasis"><text:span text:style-name="T83">timedatectl set-time '2015-11-23 08:10:40'</text:span></text:span></text:p>
      <text:p text:style-name="P56"><text:span text:style-name="Strong_20_Emphasis"><text:span text:style-name="T69">sudo timedatectl set-ntp on</text:span></text:span></text:p>
      <text:p text:style-name="P57"><text:span text:style-name="Strong_20_Emphasis"><text:span text:style-name="T70"/></text:span></text:p>
      <text:p text:style-name="P57"><text:span text:style-name="Strong_20_Emphasis"><text:span text:style-name="T70"/></text:span></text:p>
      <text:p text:style-name="P57"><text:span text:style-name="Strong_20_Emphasis"><text:span text:style-name="T57">bueno ya diferencia un dato de otro solo que no a la primera pero es un avance <text:s/>no se como voy a terminar esto no tengo dinero para la renta alberto ya no se va a hacer elevador tengo la opcion con hector pero mas importante Dios esta conmigo hoy fue mes aniversariode Renata</text:span></text:span></text:p>
      <text:p text:style-name="P57"><text:span text:style-name="Strong_20_Emphasis"><text:span text:style-name="T57"/></text:span></text:p>
      <text:p text:style-name="P72"><text:span text:style-name="Strong_20_Emphasis"><text:span text:style-name="T58">viernes 14 de agosto del 2020</text:span></text:span></text:p>
      <text:p text:style-name="P58"><text:span text:style-name="Strong_20_Emphasis"><text:span text:style-name="T58">solo le puse un time sleep y ya agarra bien solo lo que le envio ahora vamos a poner el rfid al arduino</text:span></text:span></text:p>
      <text:p text:style-name="P58"><text:span text:style-name="Strong_20_Emphasis"><text:span text:style-name="T58">intento poner el rfid en arduino pero no me deja poner la librería voy aponer las lamparas </text:span></text:span></text:p>
      <text:p text:style-name="P73"><text:span text:style-name="Strong_20_Emphasis"><text:span text:style-name="T67">martes 21 agosto del 2020</text:span></text:span></text:p>
      <text:p text:style-name="P59"><text:span text:style-name="Strong_20_Emphasis"><text:span text:style-name="T59">bueno ahora vamos a hacer:</text:span></text:span></text:p>
      <text:list xml:id="list2008716501" text:style-name="L4">
        <text:list-item>
          <text:p text:style-name="P100"><text:span text:style-name="Strong_20_Emphasis"><text:span text:style-name="T59">poner el loop que activa para mandar a la </text:span></text:span></text:p>
        </text:list-item>
        <text:list-item>
          <text:p text:style-name="P100"><text:span text:style-name="Strong_20_Emphasis"><text:span text:style-name="T59">secuencia de o lee rfid o presiona boton</text:span></text:span></text:p>
        </text:list-item>
        <text:list-item>
          <text:p text:style-name="P100"><text:span text:style-name="Strong_20_Emphasis"><text:span text:style-name="T59">mandar a la base de datos</text:span></text:span></text:p>
        </text:list-item>
        <text:list-item>
          <text:p text:style-name="P100"><text:span text:style-name="Strong_20_Emphasis"><text:span text:style-name="T59">lo mismo en la salida </text:span></text:span></text:p>
        </text:list-item>
      </text:list>
      <text:p text:style-name="P60"><text:span text:style-name="Strong_20_Emphasis"><text:span text:style-name="T60">estaba tratando de poner pero lo pospues porque vi lo de las bicis</text:span></text:span></text:p>
      <text:p text:style-name="P60"><text:span text:style-name="Strong_20_Emphasis"><text:span text:style-name="T60">y ahora voy ver lo de la moto</text:span></text:span></text:p>
      <text:p text:style-name="P60"><text:span text:style-name="Strong_20_Emphasis"><text:span text:style-name="T60">porque mañana hay que llevar un lombricompostero</text:span></text:span></text:p>
      <text:p text:style-name="P61"><text:span text:style-name="Strong_20_Emphasis"><text:span text:style-name="T61">lunes 24 de agosto hasta ahora retomo</text:span></text:span></text:p>
      <text:p text:style-name="P61"><text:span text:style-name="Strong_20_Emphasis"><text:span text:style-name="T61">ya puse el que este monitoreando una entrada y haga algo en eso le voy </text:span></text:span></text:p>
      <text:p text:style-name="P61"><text:span text:style-name="Strong_20_Emphasis"><text:span text:style-name="T61">.-a poner el rfid y</text:span></text:span></text:p>
      <text:p text:style-name="P61"><text:span text:style-name="Strong_20_Emphasis"><text:span text:style-name="T61">.- el otro boton</text:span></text:span></text:p>
      <text:p text:style-name="P61"><text:soft-page-break/><text:span text:style-name="Strong_20_Emphasis"><text:span text:style-name="T61">.-despues si desconecta el loop <text:s/>que se salga</text:span></text:span></text:p>
      <text:p text:style-name="P61"><text:span text:style-name="Strong_20_Emphasis"><text:span text:style-name="T61">pero ya me voy creo voy a poner un contacto</text:span></text:span></text:p>
      <text:p text:style-name="P62"><text:span text:style-name="Strong_20_Emphasis"><text:span text:style-name="T62">aunque no me enciende el label eso esta raro</text:span></text:span></text:p>
      <text:p text:style-name="P74"><text:span text:style-name="Strong_20_Emphasis"><text:span text:style-name="T68">miercoles 26 agosto <text:s/></text:span></text:span></text:p>
      <text:p text:style-name="P63"><text:span text:style-name="Strong_20_Emphasis"><text:span text:style-name="T63">con el rfid2 de arduino ya lo pone en una variable lo que queria</text:span></text:span></text:p>
      <text:p text:style-name="P63"><text:span text:style-name="Strong_20_Emphasis"><text:span text:style-name="T63">con el nvoARtoRaspLM.py de raspberry recibo la cadena completa que me manda arduino </text:span></text:span></text:p>
      <text:p text:style-name="P63"><text:span text:style-name="Strong_20_Emphasis"><text:span text:style-name="T63">ahora es probar con rfid2 en raspb y este ultimo de rasp </text:span></text:span></text:p>
      <text:p text:style-name="P63"><text:span text:style-name="Strong_20_Emphasis"><text:span text:style-name="T63">ver como lo manda y luego poner el rfid2 enleeymandaaRasp2 que es donde espera una respuesta a una pregunta determinada</text:span></text:span></text:p>
      <text:p text:style-name="P63"><text:span text:style-name="Strong_20_Emphasis"><text:span text:style-name="T63">pero tengo que ir a entregar la carriola para tener 300 y luego no se que pasara mi esposa quiere que llene lo de matrimonios creo es importante pero la manipulacion de lso mci es tremenda</text:span></text:span></text:p>
      <text:p text:style-name="P63"><text:span text:style-name="Strong_20_Emphasis"><text:span text:style-name="T63">nooo quiero estar en mci Dios Jesus ayudame </text:span></text:span></text:p>
      <text:p text:style-name="P63"><text:span text:style-name="Strong_20_Emphasis"><text:span text:style-name="T63"/></text:span></text:p>
      <text:p text:style-name="P64"><text:span text:style-name="Strong_20_Emphasis"><text:span text:style-name="T64">leerymandaRasp2 de arduino es el que recibe la instrucccion y ya manda <text:s/>lo que lee sin que en ese momento este leyendo</text:span></text:span></text:p>
      <text:p text:style-name="P64"><text:span text:style-name="Strong_20_Emphasis"><text:span text:style-name="T64">lo que si tiene de que si acerca y aleja la tarjeta <text:s/>puede agarrar dos veces</text:span></text:span></text:p>
      <text:p text:style-name="P64"><text:span text:style-name="Strong_20_Emphasis"><text:span text:style-name="T64">hay que poner un salto de linea o una coma y tambien quitar el comando de inicio que manda o aprovecharlo</text:span></text:span></text:p>
      <text:p text:style-name="P64"><text:span text:style-name="Strong_20_Emphasis"><text:span text:style-name="T64"/></text:span></text:p>
      <text:p text:style-name="P87"><text:span text:style-name="Strong_20_Emphasis"><text:span text:style-name="T63">pragma solidity ^0.4.0;</text:span></text:span></text:p>
      <text:p text:style-name="Preformatted_20_Text"/>
      <text:p text:style-name="Preformatted_20_Text">contract <text:span text:style-name="T92">bici</text:span> {</text:p>
      <text:p text:style-name="Preformatted_20_Text"><text:s text:c="4"/>// La palabra clave "public" hace que dichas variables</text:p>
      <text:p text:style-name="Preformatted_20_Text"><text:s text:c="4"/>// puedan ser leídas desde fuera <text:span text:style-name="T92">es decir de cualquier pais</text:span>.</text:p>
      <text:p text:style-name="Preformatted_20_Text"><text:s text:c="4"/>// El siguiente contrato va a implementar la forma más sencilla de una <text:span text:style-name="T92">captacion de </text:span>criptomoneda. Se pueden <text:span text:style-name="T92">obtener</text:span> monedas de <text:span text:style-name="T92">cualquier</text:span>, pero sólo la persona que creó el contrato estará habilitada para hacerlo <text:span text:style-name="T92">participe a quien se entere con los siguientes recursos proyecto, video, publicidad, difucion medios redes sociales <text:s/>y <text:s/>mundo de criptomonedas</text:span> (es trivial implementar un esquema diferente de emisión). Es más, cualquiera puede enviar monedas a otros sin necesidad de registrarse con usuario y contraseña - sólo hace falta un par de claves de Ethereum.</text:p>
      <text:p text:style-name="Preformatted_20_Text"><text:s text:c="4"/>address public minter;</text:p>
      <text:p text:style-name="Preformatted_20_Text"><text:s text:c="4"/>mapping (address =&gt; uint) public balances;</text:p>
      <text:p text:style-name="Preformatted_20_Text"/>
      <text:p text:style-name="Preformatted_20_Text"><text:s text:c="4"/>// Los eventos permiten a los clientes ligeros reaccionar</text:p>
      <text:p text:style-name="P88"><text:s text:c="4"/>// de forma eficiente a l<text:span text:style-name="T92">as propuestas de inversion con </text:span></text:p>
      <text:p text:style-name="P88"><text:span text:style-name="T92"><text:s text:c="4"/>//bicicletas y oportunidad de negocio no importando la edad</text:span>.</text:p>
      <text:p text:style-name="Preformatted_20_Text"><text:s text:c="4"/>event Sent(address from, address to, uint amount);</text:p>
      <text:p text:style-name="Preformatted_20_Text"><text:soft-page-break/></text:p>
      <text:p text:style-name="Preformatted_20_Text"><text:s text:c="4"/>// Este es el constructor cuyo código</text:p>
      <text:p text:style-name="Preformatted_20_Text"><text:s text:c="4"/>// sólo se ejecutará cuando se cree el contrato.</text:p>
      <text:p text:style-name="Preformatted_20_Text"><text:s text:c="4"/>function Coin() {</text:p>
      <text:p text:style-name="Preformatted_20_Text"><text:s text:c="8"/>minter = msg.sender;</text:p>
      <text:p text:style-name="Preformatted_20_Text"><text:s text:c="4"/>}</text:p>
      <text:p text:style-name="Preformatted_20_Text"/>
      <text:p text:style-name="Preformatted_20_Text"><text:s text:c="4"/>function mint(address receiver, uint amount) {</text:p>
      <text:p text:style-name="Preformatted_20_Text"><text:s text:c="8"/>if (msg.sender != minter) return;</text:p>
      <text:p text:style-name="Preformatted_20_Text"><text:s text:c="8"/>balances[receiver] += amount;</text:p>
      <text:p text:style-name="Preformatted_20_Text"><text:s text:c="4"/>}</text:p>
      <text:p text:style-name="Preformatted_20_Text"/>
      <text:p text:style-name="Preformatted_20_Text"><text:s text:c="4"/>function send(address receiver, uint amount) {</text:p>
      <text:p text:style-name="Preformatted_20_Text"><text:s text:c="8"/>if (balances[msg.sender] &lt; amount) return;</text:p>
      <text:p text:style-name="Preformatted_20_Text"><text:s text:c="8"/>balances[msg.sender] -= amount;</text:p>
      <text:p text:style-name="Preformatted_20_Text"><text:s text:c="8"/>balances[receiver] += amount;</text:p>
      <text:p text:style-name="Preformatted_20_Text"><text:s text:c="8"/>Sent(msg.sender, receiver, amount);</text:p>
      <text:p text:style-name="Preformatted_20_Text"><text:s text:c="4"/>}</text:p>
      <text:p text:style-name="P89">}</text:p>
      <text:p text:style-name="P90">falta agregarle las maneras de captar toda esta informacion y canalizarla es un rollo que solo estamos en el inicio </text:p>
      <text:p text:style-name="P91">hoy miercoles </text:p>
      <text:p text:style-name="P74"><text:span text:style-name="Strong_20_Emphasis"><text:span text:style-name="T63"><text:s text:c="2"/></text:span></text:span><text:span text:style-name="Strong_20_Emphasis"><text:span text:style-name="T65">2 de septiembre del 2020 </text:span></text:span></text:p>
      <text:p text:style-name="P65"><text:span text:style-name="Strong_20_Emphasis"><text:span text:style-name="T65">por fin ya no presenta error no se bloquea y lee</text:span></text:span></text:p>
      <text:p text:style-name="P65"><text:span text:style-name="Strong_20_Emphasis"><text:span text:style-name="T65">ahora darle forma</text:span></text:span></text:p>
      <text:p text:style-name="P65"><text:span text:style-name="Strong_20_Emphasis"><text:span text:style-name="T65">hay que modificar el actual del arduino ya le puse RfidoBoton para conservar el anterior y al formulariooperacion el dato que reciba si es boton imprime y si es pensionado guarda</text:span></text:span></text:p>
      <text:p text:style-name="P65"><text:span text:style-name="Strong_20_Emphasis"><text:span text:style-name="T65"/></text:span></text:p>
      <text:p text:style-name="P63"><text:span text:style-name="Strong_20_Emphasis"><text:span text:style-name="T63"/></text:span></text:p>
      <text:p text:style-name="P66"><text:span text:style-name="Strong_20_Emphasis"><text:span text:style-name="T66">el de oaxaca <text:s/>el mismo de durango poner el boleto y los datos</text:span></text:span></text:p>
      <text:p text:style-name="P66"><text:span text:style-name="Strong_20_Emphasis"><text:span text:style-name="T66">abrir la pluma desde la ptb </text:span></text:span></text:p>
      <text:p text:style-name="P67"><text:s/><text:span text:style-name="T93">hoy jueves ya puse</text:span></text:p>
      <text:p text:style-name="P67"><text:s/><text:span text:style-name="T93">el boton y el rfid consulta con dos comandos</text:span></text:p>
      <text:p text:style-name="P77">una vez que se pone en modo entrada con el boton Declarala ent</text:p>
      <text:p text:style-name="P77"/>
      <text:p text:style-name="P79">sabado 05 de septiembre del 2020</text:p>
      <text:p text:style-name="P78">ok ya esta entre el recibir un press para boleto o un numero para un pensionado y cuando recibe a cualquiera de los dos se sale en espera de otro detector de loop. Tiene los siguientes detalles </text:p>
      <text:list xml:id="list2814692380" text:style-name="L5">
        <text:list-item>
          <text:p text:style-name="P101">esta lento no responde a la primera</text:p>
        </text:list-item>
        <text:list-item>
          <text:p text:style-name="P101">si se suelta el loop sigue preguntando</text:p>
        </text:list-item>
        <text:list-item>
          <text:p text:style-name="P101">debe salirse de poreguntar una vez que se suelta el loop solo mientras tiene el loop</text:p>
        </text:list-item>
        <text:list-item>
          <text:p text:style-name="P101">tarda en entrar a recibir algo del arduino</text:p>
        </text:list-item>
        <text:list-item>
          <text:p text:style-name="P101">el relay de la pluma solo esta el de loop hay que poner otro relay para la pluma</text:p>
        </text:list-item>
      </text:list>
      <text:p text:style-name="P85">lunes 14 de septiembre del 2020</text:p>
      <text:p text:style-name="P68"><text:span text:style-name="Strong_20_Emphasis"><text:span text:style-name="T19">2020/07/27 16:53:59.960651320</text:span></text:span><text:span text:style-name="Strong_20_Emphasis"><text:span text:style-name="T50">15</text:span></text:span></text:p>
      <text:p text:style-name="P92"><text:span text:style-name="Strong_20_Emphasis"><text:span text:style-name="T84">2020-02-04 18:07:05.354108</text:span></text:span><text:span text:style-name="Strong_20_Emphasis"><text:span text:style-name="T86">15</text:span></text:span><text:span text:style-name="Strong_20_Emphasis"><text:span text:style-name="T85"> </text:span></text:span><text:span text:style-name="Strong_20_Emphasis"><text:span text:style-name="T86">con esto leemos el boleto</text:span></text:span></text:p>
      <text:p text:style-name="P93"><text:soft-page-break/><text:span text:style-name="Strong_20_Emphasis"><text:span text:style-name="T87">ya mete a la base de datos</text:span></text:span></text:p>
      <text:p text:style-name="P93"><text:span text:style-name="Strong_20_Emphasis"><text:span text:style-name="T87">ya detecta boton o rfid</text:span></text:span></text:p>
      <text:p text:style-name="P93"><text:span text:style-name="Strong_20_Emphasis"><text:span text:style-name="T87">ya imprime</text:span></text:span></text:p>
      <text:p text:style-name="P93"><text:span text:style-name="Strong_20_Emphasis"><text:span text:style-name="T87">ahora revisar si ya esta adentro para que no le abra y si es valido</text:span></text:span></text:p>
      <text:p text:style-name="P93"><text:span text:style-name="Strong_20_Emphasis"><text:span text:style-name="T87"/></text:span></text:p>
      <text:p text:style-name="P94"><text:span text:style-name="Strong_20_Emphasis"><text:span text:style-name="T88">miercoles <text:s/>26 de marzo </text:span></text:span></text:p>
      <text:p text:style-name="P94"><text:span text:style-name="Strong_20_Emphasis"><text:span text:style-name="T88">tomar en cuenta la apertura de barreras sin boleto</text:span></text:span></text:p>
      <text:p text:style-name="P86"><text:span text:style-name="Strong_20_Emphasis"><text:span text:style-name="T51">CREATE TABLE IF NOT EXISTS </text:span></text:span><text:span text:style-name="Strong_20_Emphasis"><text:span text:style-name="T52">Apertura</text:span></text:span><text:span text:style-name="Strong_20_Emphasis"><text:span text:style-name="T51">(</text:span></text:span></text:p>
      <text:p text:style-name="P86"><text:span text:style-name="Strong_20_Emphasis"><text:span text:style-name="T51">Folio BIGINT UNSIGNED AUTO_INCREMENT NOT NULL,</text:span></text:span></text:p>
      <text:p text:style-name="P86"><text:span text:style-name="Strong_20_Emphasis"><text:span text:style-name="T51">Fecha</text:span></text:span><text:span text:style-name="Strong_20_Emphasis"><text:span text:style-name="T52">Incidencia </text:span></text:span><text:span text:style-name="Strong_20_Emphasis"><text:span text:style-name="T51">DATETIME NOT NULL,</text:span></text:span></text:p>
      <text:p text:style-name="P86"><text:span text:style-name="Strong_20_Emphasis"><text:span text:style-name="T51">Corte</text:span></text:span><text:span text:style-name="Strong_20_Emphasis"><text:span text:style-name="T52">Inc</text:span></text:span><text:span text:style-name="Strong_20_Emphasis"><text:span text:style-name="T51"> SMALLINT,</text:span></text:span></text:p>
      <text:p text:style-name="P86"><text:span text:style-name="Strong_20_Emphasis"><text:span text:style-name="T51">PRIMARY KEY(Folio)</text:span></text:span></text:p>
      <text:p text:style-name="P95"><text:span text:style-name="Strong_20_Emphasis"><text:span text:style-name="T56">)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consolata" svg:font-family="Inconsolata, monospace"/>
    <style:font-face style:name="Lato" svg:font-family="Lato, Helvetica, sans-serif"/>
    <style:font-face style:name="Monaco" svg:font-family="Monaco, MonacoRegular, 'Courier New', monospace"/>
    <style:font-face style:name="Roboto" svg:font-family="Roboto, sans-serif"/>
    <style:font-face style:name="SFMono-Regular" svg:font-family="SFMono-Regular, Consolas, 'Liberation Mono', Menlo, monospace"/>
    <style:font-face style:name="lucida sans unicode" svg:font-family="'lucida sans unicode', 'lucida sans', 'lucida grande', Malayalam, Verdana, sans-serif"/>
    <style:font-face style:name="sans-serif" svg:font-family="sans-serif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32:17.142666018</meta:creation-date>
    <meta:generator>LibreOffice/6.1.5.2$Linux_ARM_EABI LibreOffice_project/10$Build-2</meta:generator>
    <dc:date>2021-03-24T09:53:16.562693904</dc:date>
    <meta:editing-duration>P5DT15H48M21S</meta:editing-duration>
    <meta:editing-cycles>54</meta:editing-cycles>
    <meta:document-statistic meta:table-count="0" meta:image-count="0" meta:object-count="0" meta:page-count="9" meta:paragraph-count="306" meta:word-count="2725" meta:character-count="15720" meta:non-whitespace-character-count="12915"/>
  </office:meta>
</office:document-meta>
</file>